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8mm"/>
    </style:style>
    <style:style style:name="co2" style:family="table-column">
      <style:table-column-properties fo:break-before="auto" style:column-width="16.8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1.4mm"/>
    </style:style>
    <style:style style:name="co5" style:family="table-column">
      <style:table-column-properties fo:break-before="auto" style:column-width="19.44mm"/>
    </style:style>
    <style:style style:name="co6" style:family="table-column">
      <style:table-column-properties fo:break-before="auto" style:column-width="38.84mm"/>
    </style:style>
    <style:style style:name="co7" style:family="table-column">
      <style:table-column-properties fo:break-before="auto" style:column-width="11.59mm"/>
    </style:style>
    <style:style style:name="co8" style:family="table-column">
      <style:table-column-properties fo:break-before="auto" style:column-width="12.93mm"/>
    </style:style>
    <style:style style:name="co9" style:family="table-column">
      <style:table-column-properties fo:break-before="auto" style:column-width="14.5mm"/>
    </style:style>
    <style:style style:name="co10" style:family="table-column">
      <style:table-column-properties fo:break-before="auto" style:column-width="9.05mm"/>
    </style:style>
    <style:style style:name="co11" style:family="table-column">
      <style:table-column-properties fo:break-before="auto" style:column-width="18.06mm"/>
    </style:style>
    <style:style style:name="co12" style:family="table-column">
      <style:table-column-properties fo:break-before="auto" style:column-width="13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22" style:family="table-cell" style:parent-style-name="Default" style:data-style-name="N84">
      <style:text-properties fo:font-weight="bold" style:font-weight-asian="bold" style:font-weight-complex="bold"/>
    </style:style>
    <style:style style:name="ce2" style:family="table-cell" style:parent-style-name="Default" style:data-style-name="N84"/>
    <style:style style:name="ce3" style:family="table-cell" style:parent-style-name="Default" style:data-style-name="N84">
      <style:table-cell-properties fo:background-color="#ccffff"/>
      <style:text-properties fo:font-weight="normal" style:font-weight-asian="normal" style:font-weight-complex="normal"/>
    </style:style>
    <style:style style:name="ce25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"/>
    <style:style style:name="ce6" style:family="table-cell" style:parent-style-name="Default" style:data-style-name="N41">
      <style:table-cell-properties fo:background-color="#ccffff"/>
      <style:text-properties fo:font-weight="normal" style:font-weight-asian="normal" style:font-weight-complex="normal"/>
    </style:style>
    <style:style style:name="ce7" style:family="table-cell" style:parent-style-name="Default" style:data-style-name="N2">
      <style:table-cell-properties fo:background-color="#ccffff"/>
      <style:text-properties fo:font-weight="normal" style:font-weight-asian="normal" style:font-weight-complex="normal"/>
    </style:style>
    <style:style style:name="ce8" style:family="table-cell" style:parent-style-name="Default" style:data-style-name="N1">
      <style:table-cell-properties fo:background-color="#ccffff"/>
      <style:text-properties fo:font-weight="normal" style:font-weight-asian="normal" style:font-weight-complex="normal"/>
    </style:style>
    <style:style style:name="ce9" style:family="table-cell" style:parent-style-name="Default" style:data-style-name="N108">
      <style:table-cell-properties fo:background-color="#ccffff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ccffff"/>
      <style:text-properties fo:font-weight="normal" style:font-weight-asian="normal" style:font-weight-complex="normal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50">
      <style:table-cell-properties fo:background-color="#ccffff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cffff"/>
      <style:text-properties fo:font-weight="bold" style:font-weight-asian="bold" style:font-weight-complex="bold"/>
    </style:style>
    <style:style style:name="ce13" style:family="table-cell" style:parent-style-name="Default" style:data-style-name="N2"/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7" style:family="table-cell" style:parent-style-name="Default" style:data-style-name="N108"/>
    <style:style style:name="ce18" style:family="table-cell" style:parent-style-name="Default">
      <style:table-cell-properties fo:background-color="#aecf00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aecf00"/>
    </style:style>
    <style:style style:name="ce20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99"/>
    </style:style>
    <style:style style:name="ce43" style:family="table-cell" style:parent-style-name="Default">
      <style:table-cell-properties fo:background-color="#ff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ce2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3" table:number-columns-repeated="1014" table:default-cell-style-name="Default"/>
        <table:table-row table:style-name="ro1">
          <table:table-cell table:style-name="ce22" office:value-type="string" calcext:value-type="string">
            <text:p>date</text:p>
          </table:table-cell>
          <table:table-cell table:style-name="ce25" office:value-type="string" calcext:value-type="string">
            <text:p>time</text:p>
          </table:table-cell>
          <table:table-cell table:style-name="ce25" office:value-type="string" calcext:value-type="string">
            <text:p>temperature</text:p>
          </table:table-cell>
          <table:table-cell table:style-name="ce25" office:value-type="string" calcext:value-type="string">
            <text:p>humidity</text:p>
          </table:table-cell>
          <table:table-cell table:style-name="ce25" office:value-type="string" calcext:value-type="string">
            <text:p>pressure</text:p>
          </table:table-cell>
          <table:table-cell table:style-name="ce25" office:value-type="string" calcext:value-type="string">
            <text:p>ae0</text:p>
          </table:table-cell>
          <table:table-cell table:style-name="ce25" office:value-type="string" calcext:value-type="string">
            <text:p>we0</text:p>
          </table:table-cell>
          <table:table-cell table:style-name="ce25" office:value-type="string" calcext:value-type="string">
            <text:p>ae1</text:p>
          </table:table-cell>
          <table:table-cell table:style-name="ce25" office:value-type="string" calcext:value-type="string">
            <text:p>we1</text:p>
          </table:table-cell>
          <table:table-cell table:style-name="ce25" office:value-type="string" calcext:value-type="string">
            <text:p>NO2 official station</text:p>
          </table:table-cell>
          <table:table-cell table:style-name="ce4" table:number-columns-repeated="1012"/>
          <table:table-cell table:number-columns-repeated="2"/>
        </table:table-row>
        <table:table-row table:style-name="ro1" table:visibility="filter">
          <table:table-cell office:value-type="date" office:date-value="2018-01-05" calcext:value-type="date">
            <text:p>2018-01-05</text:p>
          </table:table-cell>
          <table:table-cell table:style-name="ce5" office:value-type="string" calcext:value-type="string">
            <text:p>12:08:48</text:p>
          </table:table-cell>
          <table:table-cell office:value-type="float" office:value="21.662088" calcext:value-type="float">
            <text:p>21,662088</text:p>
          </table:table-cell>
          <table:table-cell office:value-type="float" office:value="33.417259" calcext:value-type="float">
            <text:p>33,417259</text:p>
          </table:table-cell>
          <table:table-cell office:value-type="float" office:value="943.25" calcext:value-type="float">
            <text:p>943,25</text:p>
          </table:table-cell>
          <table:table-cell office:value-type="float" office:value="237.40625" calcext:value-type="float">
            <text:p>237,40625</text:p>
          </table:table-cell>
          <table:table-cell office:value-type="float" office:value="237.5625" calcext:value-type="float">
            <text:p>237,5625</text:p>
          </table:table-cell>
          <table:table-cell office:value-type="float" office:value="234.65625" calcext:value-type="float">
            <text:p>234,65625</text:p>
          </table:table-cell>
          <table:table-cell office:value-type="float" office:value="247.90625" calcext:value-type="float">
            <text:p>247,9062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12:18:49</text:p>
          </table:table-cell>
          <table:table-cell office:value-type="float" office:value="21.731518" calcext:value-type="float">
            <text:p>21,731518</text:p>
          </table:table-cell>
          <table:table-cell office:value-type="float" office:value="33.911652" calcext:value-type="float">
            <text:p>33,911652</text:p>
          </table:table-cell>
          <table:table-cell office:value-type="float" office:value="943.219971" calcext:value-type="float">
            <text:p>943,219971</text:p>
          </table:table-cell>
          <table:table-cell office:value-type="float" office:value="237.9375" calcext:value-type="float">
            <text:p>237,9375</text:p>
          </table:table-cell>
          <table:table-cell office:value-type="float" office:value="238.03125" calcext:value-type="float">
            <text:p>238,03125</text:p>
          </table:table-cell>
          <table:table-cell office:value-type="float" office:value="235.21875" calcext:value-type="float">
            <text:p>235,21875</text:p>
          </table:table-cell>
          <table:table-cell office:value-type="float" office:value="249.75" calcext:value-type="float">
            <text:p>249,7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12:28:49</text:p>
          </table:table-cell>
          <table:table-cell office:value-type="float" office:value="22.140078" calcext:value-type="float">
            <text:p>22,140078</text:p>
          </table:table-cell>
          <table:table-cell office:value-type="float" office:value="34.380104" calcext:value-type="float">
            <text:p>34,380104</text:p>
          </table:table-cell>
          <table:table-cell office:value-type="float" office:value="943.090027" calcext:value-type="float">
            <text:p>943,090027</text:p>
          </table:table-cell>
          <table:table-cell office:value-type="float" office:value="238.59375" calcext:value-type="float">
            <text:p>238,59375</text:p>
          </table:table-cell>
          <table:table-cell office:value-type="float" office:value="238.65625" calcext:value-type="float">
            <text:p>238,65625</text:p>
          </table:table-cell>
          <table:table-cell office:value-type="float" office:value="235.96875" calcext:value-type="float">
            <text:p>235,96875</text:p>
          </table:table-cell>
          <table:table-cell office:value-type="float" office:value="251.375" calcext:value-type="float">
            <text:p>251,37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12:38:50</text:p>
          </table:table-cell>
          <table:table-cell office:value-type="float" office:value="22.16678" calcext:value-type="float">
            <text:p>22,16678</text:p>
          </table:table-cell>
          <table:table-cell office:value-type="float" office:value="34.579994" calcext:value-type="float">
            <text:p>34,579994</text:p>
          </table:table-cell>
          <table:table-cell office:value-type="float" office:value="943.099976" calcext:value-type="float">
            <text:p>943,099976</text:p>
          </table:table-cell>
          <table:table-cell office:value-type="float" office:value="238.03125" calcext:value-type="float">
            <text:p>238,03125</text:p>
          </table:table-cell>
          <table:table-cell office:value-type="float" office:value="238.15625" calcext:value-type="float">
            <text:p>238,15625</text:p>
          </table:table-cell>
          <table:table-cell office:value-type="float" office:value="235.65625" calcext:value-type="float">
            <text:p>235,65625</text:p>
          </table:table-cell>
          <table:table-cell office:value-type="float" office:value="253.5" calcext:value-type="float">
            <text:p>253,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12:48:51</text:p>
          </table:table-cell>
          <table:table-cell office:value-type="float" office:value="21.50721" calcext:value-type="float">
            <text:p>21,50721</text:p>
          </table:table-cell>
          <table:table-cell office:value-type="float" office:value="35.57946" calcext:value-type="float">
            <text:p>35,57946</text:p>
          </table:table-cell>
          <table:table-cell office:value-type="float" office:value="943.130005" calcext:value-type="float">
            <text:p>943,130005</text:p>
          </table:table-cell>
          <table:table-cell office:value-type="float" office:value="237.5" calcext:value-type="float">
            <text:p>237,5</text:p>
          </table:table-cell>
          <table:table-cell office:value-type="float" office:value="237.625" calcext:value-type="float">
            <text:p>237,625</text:p>
          </table:table-cell>
          <table:table-cell office:value-type="float" office:value="234.96875" calcext:value-type="float">
            <text:p>234,96875</text:p>
          </table:table-cell>
          <table:table-cell office:value-type="float" office:value="247.0625" calcext:value-type="float">
            <text:p>247,062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12:58:51</text:p>
          </table:table-cell>
          <table:table-cell office:value-type="float" office:value="21.055923" calcext:value-type="float">
            <text:p>21,055923</text:p>
          </table:table-cell>
          <table:table-cell office:value-type="float" office:value="36.530098" calcext:value-type="float">
            <text:p>36,530098</text:p>
          </table:table-cell>
          <table:table-cell office:value-type="float" office:value="943.150024" calcext:value-type="float">
            <text:p>943,150024</text:p>
          </table:table-cell>
          <table:table-cell office:value-type="float" office:value="237.625" calcext:value-type="float">
            <text:p>237,625</text:p>
          </table:table-cell>
          <table:table-cell office:value-type="float" office:value="237.84375" calcext:value-type="float">
            <text:p>237,84375</text:p>
          </table:table-cell>
          <table:table-cell office:value-type="float" office:value="235.09375" calcext:value-type="float">
            <text:p>235,09375</text:p>
          </table:table-cell>
          <table:table-cell office:value-type="float" office:value="249.0625" calcext:value-type="float">
            <text:p>249,0625</text:p>
          </table:table-cell>
          <table:table-cell table:number-columns-repeated="1015"/>
        </table:table-row>
        <table:table-row table:style-name="ro1">
          <table:table-cell table:style-name="ce3" office:value-type="date" office:date-value="2018-01-05" calcext:value-type="date">
            <text:p>2018-01-05</text:p>
          </table:table-cell>
          <table:table-cell table:style-name="ce6" office:value-type="time" office:time-value="PT13H00M00S" calcext:value-type="time">
            <text:p>13:00:00</text:p>
          </table:table-cell>
          <table:table-cell table:style-name="ce7" table:formula="of:=AVERAGE([.C2:.C7])" office:value-type="float" office:value="21.7105995" calcext:value-type="float">
            <text:p>21,71</text:p>
          </table:table-cell>
          <table:table-cell table:style-name="ce7" table:formula="of:=AVERAGE([.D2:.D7])" office:value-type="float" office:value="34.7330945" calcext:value-type="float">
            <text:p>34,73</text:p>
          </table:table-cell>
          <table:table-cell table:style-name="ce8" table:formula="of:=AVERAGE([.E2:.E7])" office:value-type="float" office:value="943.156667166667" calcext:value-type="float">
            <text:p>943</text:p>
          </table:table-cell>
          <table:table-cell table:style-name="ce9" table:formula="of:=AVERAGE([.F2:.F7])" office:value-type="float" office:value="237.848958333333" calcext:value-type="float">
            <text:p>237,84896</text:p>
          </table:table-cell>
          <table:table-cell table:style-name="ce9" table:formula="of:=AVERAGE([.G2:.G7])" office:value-type="float" office:value="237.979166666667" calcext:value-type="float">
            <text:p>237,97917</text:p>
          </table:table-cell>
          <table:table-cell table:style-name="ce9" table:formula="of:=AVERAGE([.H2:.H7])" office:value-type="float" office:value="235.260416666667" calcext:value-type="float">
            <text:p>235,26042</text:p>
          </table:table-cell>
          <table:table-cell table:style-name="ce9" table:formula="of:=AVERAGE([.I2:.I7])" office:value-type="float" office:value="249.776041666667" calcext:value-type="float">
            <text:p>249,77604</text:p>
          </table:table-cell>
          <table:table-cell table:style-name="ce10" office:value-type="float" office:value="80" calcext:value-type="float">
            <text:p>80</text:p>
          </table:table-cell>
          <table:table-cell table:style-name="ce11"/>
          <table:table-cell table:style-name="ce12" table:number-columns-repeated="1013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13:08:52</text:p>
          </table:table-cell>
          <table:table-cell office:value-type="float" office:value="20.818266" calcext:value-type="float">
            <text:p>20,818266</text:p>
          </table:table-cell>
          <table:table-cell office:value-type="float" office:value="37.02449" calcext:value-type="float">
            <text:p>37,02449</text:p>
          </table:table-cell>
          <table:table-cell office:value-type="float" office:value="943.099976" calcext:value-type="float">
            <text:p>943,099976</text:p>
          </table:table-cell>
          <table:table-cell office:value-type="float" office:value="237.8125" calcext:value-type="float">
            <text:p>237,8125</text:p>
          </table:table-cell>
          <table:table-cell office:value-type="float" office:value="237.96875" calcext:value-type="float">
            <text:p>237,96875</text:p>
          </table:table-cell>
          <table:table-cell office:value-type="float" office:value="235.40625" calcext:value-type="float">
            <text:p>235,40625</text:p>
          </table:table-cell>
          <table:table-cell office:value-type="float" office:value="248.15625" calcext:value-type="float">
            <text:p>248,1562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13:18:53</text:p>
          </table:table-cell>
          <table:table-cell office:value-type="float" office:value="20.423056" calcext:value-type="float">
            <text:p>20,423056</text:p>
          </table:table-cell>
          <table:table-cell office:value-type="float" office:value="37.685207" calcext:value-type="float">
            <text:p>37,685207</text:p>
          </table:table-cell>
          <table:table-cell office:value-type="float" office:value="943.320007" calcext:value-type="float">
            <text:p>943,320007</text:p>
          </table:table-cell>
          <table:table-cell office:value-type="float" office:value="237.8125" calcext:value-type="float">
            <text:p>237,8125</text:p>
          </table:table-cell>
          <table:table-cell office:value-type="float" office:value="237.78125" calcext:value-type="float">
            <text:p>237,78125</text:p>
          </table:table-cell>
          <table:table-cell office:value-type="float" office:value="235.375" calcext:value-type="float">
            <text:p>235,375</text:p>
          </table:table-cell>
          <table:table-cell office:value-type="float" office:value="247.3125" calcext:value-type="float">
            <text:p>247,312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13:28:53</text:p>
          </table:table-cell>
          <table:table-cell office:value-type="float" office:value="20.017166" calcext:value-type="float">
            <text:p>20,017166</text:p>
          </table:table-cell>
          <table:table-cell office:value-type="float" office:value="38.673992" calcext:value-type="float">
            <text:p>38,673992</text:p>
          </table:table-cell>
          <table:table-cell office:value-type="float" office:value="943.159973" calcext:value-type="float">
            <text:p>943,159973</text:p>
          </table:table-cell>
          <table:table-cell office:value-type="float" office:value="237.9375" calcext:value-type="float">
            <text:p>237,9375</text:p>
          </table:table-cell>
          <table:table-cell office:value-type="float" office:value="238.28125" calcext:value-type="float">
            <text:p>238,28125</text:p>
          </table:table-cell>
          <table:table-cell office:value-type="float" office:value="235.375" calcext:value-type="float">
            <text:p>235,375</text:p>
          </table:table-cell>
          <table:table-cell office:value-type="float" office:value="249.21875" calcext:value-type="float">
            <text:p>249,2187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13:38:54</text:p>
          </table:table-cell>
          <table:table-cell office:value-type="float" office:value="20.05722" calcext:value-type="float">
            <text:p>20,05722</text:p>
          </table:table-cell>
          <table:table-cell office:value-type="float" office:value="38.496986" calcext:value-type="float">
            <text:p>38,496986</text:p>
          </table:table-cell>
          <table:table-cell office:value-type="float" office:value="943.27002" calcext:value-type="float">
            <text:p>943,27002</text:p>
          </table:table-cell>
          <table:table-cell office:value-type="float" office:value="238.5" calcext:value-type="float">
            <text:p>238,5</text:p>
          </table:table-cell>
          <table:table-cell office:value-type="float" office:value="238.65625" calcext:value-type="float">
            <text:p>238,65625</text:p>
          </table:table-cell>
          <table:table-cell office:value-type="float" office:value="236" calcext:value-type="float">
            <text:p>236</text:p>
          </table:table-cell>
          <table:table-cell office:value-type="float" office:value="248.28125" calcext:value-type="float">
            <text:p>248,2812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13:48:55</text:p>
          </table:table-cell>
          <table:table-cell office:value-type="float" office:value="19.830244" calcext:value-type="float">
            <text:p>19,830244</text:p>
          </table:table-cell>
          <table:table-cell office:value-type="float" office:value="39.160755" calcext:value-type="float">
            <text:p>39,160755</text:p>
          </table:table-cell>
          <table:table-cell office:value-type="float" office:value="943.469971" calcext:value-type="float">
            <text:p>943,469971</text:p>
          </table:table-cell>
          <table:table-cell office:value-type="float" office:value="238.4375" calcext:value-type="float">
            <text:p>238,4375</text:p>
          </table:table-cell>
          <table:table-cell office:value-type="float" office:value="238.625" calcext:value-type="float">
            <text:p>238,625</text:p>
          </table:table-cell>
          <table:table-cell office:value-type="float" office:value="236.1875" calcext:value-type="float">
            <text:p>236,1875</text:p>
          </table:table-cell>
          <table:table-cell office:value-type="float" office:value="249.78125" calcext:value-type="float">
            <text:p>249,7812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13:58:54</text:p>
          </table:table-cell>
          <table:table-cell office:value-type="float" office:value="19.098574" calcext:value-type="float">
            <text:p>19,098574</text:p>
          </table:table-cell>
          <table:table-cell office:value-type="float" office:value="40.502022" calcext:value-type="float">
            <text:p>40,502022</text:p>
          </table:table-cell>
          <table:table-cell office:value-type="float" office:value="943.549988" calcext:value-type="float">
            <text:p>943,549988</text:p>
          </table:table-cell>
          <table:table-cell office:value-type="float" office:value="237.90625" calcext:value-type="float">
            <text:p>237,90625</text:p>
          </table:table-cell>
          <table:table-cell office:value-type="float" office:value="238.09375" calcext:value-type="float">
            <text:p>238,09375</text:p>
          </table:table-cell>
          <table:table-cell office:value-type="float" office:value="235.53125" calcext:value-type="float">
            <text:p>235,53125</text:p>
          </table:table-cell>
          <table:table-cell office:value-type="float" office:value="249.3125" calcext:value-type="float">
            <text:p>249,3125</text:p>
          </table:table-cell>
          <table:table-cell table:number-columns-repeated="1015"/>
        </table:table-row>
        <table:table-row table:style-name="ro1">
          <table:table-cell table:style-name="ce3" office:value-type="date" office:date-value="2018-01-05" calcext:value-type="date">
            <text:p>2018-01-05</text:p>
          </table:table-cell>
          <table:table-cell table:style-name="ce6" office:value-type="time" office:time-value="PT14H00M00S" calcext:value-type="time">
            <text:p>14:00:00</text:p>
          </table:table-cell>
          <table:table-cell table:style-name="ce7" table:formula="of:=AVERAGE([.C9:.C14])" office:value-type="float" office:value="20.0407543333333" calcext:value-type="float">
            <text:p>20,04</text:p>
          </table:table-cell>
          <table:table-cell table:style-name="ce7" table:formula="of:=AVERAGE([.D9:.D14])" office:value-type="float" office:value="38.5905753333333" calcext:value-type="float">
            <text:p>38,59</text:p>
          </table:table-cell>
          <table:table-cell table:style-name="ce8" table:formula="of:=AVERAGE([.E9:.E14])" office:value-type="float" office:value="943.311655833334" calcext:value-type="float">
            <text:p>943</text:p>
          </table:table-cell>
          <table:table-cell table:style-name="ce9" table:formula="of:=AVERAGE([.F9:.F14])" office:value-type="float" office:value="238.067708333333" calcext:value-type="float">
            <text:p>238,06771</text:p>
          </table:table-cell>
          <table:table-cell table:style-name="ce9" table:formula="of:=AVERAGE([.G9:.G14])" office:value-type="float" office:value="238.234375" calcext:value-type="float">
            <text:p>238,23438</text:p>
          </table:table-cell>
          <table:table-cell table:style-name="ce9" table:formula="of:=AVERAGE([.H9:.H14])" office:value-type="float" office:value="235.645833333333" calcext:value-type="float">
            <text:p>235,64583</text:p>
          </table:table-cell>
          <table:table-cell table:style-name="ce9" table:formula="of:=AVERAGE([.I9:.I14])" office:value-type="float" office:value="248.677083333333" calcext:value-type="float">
            <text:p>248,67708</text:p>
          </table:table-cell>
          <table:table-cell table:style-name="ce10" office:value-type="float" office:value="113" calcext:value-type="float">
            <text:p>113</text:p>
          </table:table-cell>
          <table:table-cell table:style-name="ce11"/>
          <table:table-cell table:style-name="ce12" table:number-columns-repeated="1013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14:08:56</text:p>
          </table:table-cell>
          <table:table-cell office:value-type="float" office:value="18.74876" calcext:value-type="float">
            <text:p>18,74876</text:p>
          </table:table-cell>
          <table:table-cell office:value-type="float" office:value="42.044708" calcext:value-type="float">
            <text:p>42,044708</text:p>
          </table:table-cell>
          <table:table-cell office:value-type="float" office:value="943.609985" calcext:value-type="float">
            <text:p>943,609985</text:p>
          </table:table-cell>
          <table:table-cell office:value-type="float" office:value="238.65625" calcext:value-type="float">
            <text:p>238,65625</text:p>
          </table:table-cell>
          <table:table-cell office:value-type="float" office:value="238.875" calcext:value-type="float">
            <text:p>238,875</text:p>
          </table:table-cell>
          <table:table-cell office:value-type="float" office:value="235.90625" calcext:value-type="float">
            <text:p>235,90625</text:p>
          </table:table-cell>
          <table:table-cell office:value-type="float" office:value="254.4375" calcext:value-type="float">
            <text:p>254,437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14:18:57</text:p>
          </table:table-cell>
          <table:table-cell office:value-type="float" office:value="18.3402" calcext:value-type="float">
            <text:p>18,3402</text:p>
          </table:table-cell>
          <table:table-cell office:value-type="float" office:value="43.601128" calcext:value-type="float">
            <text:p>43,601128</text:p>
          </table:table-cell>
          <table:table-cell office:value-type="float" office:value="943.690002" calcext:value-type="float">
            <text:p>943,690002</text:p>
          </table:table-cell>
          <table:table-cell office:value-type="float" office:value="238.4375" calcext:value-type="float">
            <text:p>238,4375</text:p>
          </table:table-cell>
          <table:table-cell office:value-type="float" office:value="238.8125" calcext:value-type="float">
            <text:p>238,8125</text:p>
          </table:table-cell>
          <table:table-cell office:value-type="float" office:value="235.9375" calcext:value-type="float">
            <text:p>235,9375</text:p>
          </table:table-cell>
          <table:table-cell office:value-type="float" office:value="251.25" calcext:value-type="float">
            <text:p>251,2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14:28:58</text:p>
          </table:table-cell>
          <table:table-cell office:value-type="float" office:value="17.710003" calcext:value-type="float">
            <text:p>17,710003</text:p>
          </table:table-cell>
          <table:table-cell office:value-type="float" office:value="46.501869" calcext:value-type="float">
            <text:p>46,501869</text:p>
          </table:table-cell>
          <table:table-cell office:value-type="float" office:value="944.049988" calcext:value-type="float">
            <text:p>944,049988</text:p>
          </table:table-cell>
          <table:table-cell office:value-type="float" office:value="238.40625" calcext:value-type="float">
            <text:p>238,40625</text:p>
          </table:table-cell>
          <table:table-cell office:value-type="float" office:value="238.65625" calcext:value-type="float">
            <text:p>238,65625</text:p>
          </table:table-cell>
          <table:table-cell office:value-type="float" office:value="235.9375" calcext:value-type="float">
            <text:p>235,9375</text:p>
          </table:table-cell>
          <table:table-cell office:value-type="float" office:value="251.71875" calcext:value-type="float">
            <text:p>251,7187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14:38:58</text:p>
          </table:table-cell>
          <table:table-cell office:value-type="float" office:value="16.839476" calcext:value-type="float">
            <text:p>16,839476</text:p>
          </table:table-cell>
          <table:table-cell office:value-type="float" office:value="50.099945" calcext:value-type="float">
            <text:p>50,099945</text:p>
          </table:table-cell>
          <table:table-cell office:value-type="float" office:value="944.190002" calcext:value-type="float">
            <text:p>944,190002</text:p>
          </table:table-cell>
          <table:table-cell table:number-columns-repeated="2" office:value-type="float" office:value="238.09375" calcext:value-type="float">
            <text:p>238,09375</text:p>
          </table:table-cell>
          <table:table-cell office:value-type="float" office:value="235.625" calcext:value-type="float">
            <text:p>235,625</text:p>
          </table:table-cell>
          <table:table-cell office:value-type="float" office:value="254.6875" calcext:value-type="float">
            <text:p>254,687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14:48:59</text:p>
          </table:table-cell>
          <table:table-cell office:value-type="float" office:value="15.950255" calcext:value-type="float">
            <text:p>15,950255</text:p>
          </table:table-cell>
          <table:table-cell office:value-type="float" office:value="57.685207" calcext:value-type="float">
            <text:p>57,685207</text:p>
          </table:table-cell>
          <table:table-cell office:value-type="float" office:value="944.26001" calcext:value-type="float">
            <text:p>944,26001</text:p>
          </table:table-cell>
          <table:table-cell office:value-type="float" office:value="238.28125" calcext:value-type="float">
            <text:p>238,28125</text:p>
          </table:table-cell>
          <table:table-cell office:value-type="float" office:value="238.5625" calcext:value-type="float">
            <text:p>238,5625</text:p>
          </table:table-cell>
          <table:table-cell office:value-type="float" office:value="235.5" calcext:value-type="float">
            <text:p>235,5</text:p>
          </table:table-cell>
          <table:table-cell office:value-type="float" office:value="251.53125" calcext:value-type="float">
            <text:p>251,5312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14:59:00</text:p>
          </table:table-cell>
          <table:table-cell office:value-type="float" office:value="15.205234" calcext:value-type="float">
            <text:p>15,205234</text:p>
          </table:table-cell>
          <table:table-cell office:value-type="float" office:value="60.019836" calcext:value-type="float">
            <text:p>60,019836</text:p>
          </table:table-cell>
          <table:table-cell office:value-type="float" office:value="944.26001" calcext:value-type="float">
            <text:p>944,26001</text:p>
          </table:table-cell>
          <table:table-cell office:value-type="float" office:value="238.65625" calcext:value-type="float">
            <text:p>238,65625</text:p>
          </table:table-cell>
          <table:table-cell office:value-type="float" office:value="238.875" calcext:value-type="float">
            <text:p>238,875</text:p>
          </table:table-cell>
          <table:table-cell office:value-type="float" office:value="235.8125" calcext:value-type="float">
            <text:p>235,8125</text:p>
          </table:table-cell>
          <table:table-cell office:value-type="float" office:value="256.875" calcext:value-type="float">
            <text:p>256,875</text:p>
          </table:table-cell>
          <table:table-cell table:number-columns-repeated="1015"/>
        </table:table-row>
        <table:table-row table:style-name="ro1">
          <table:table-cell table:style-name="ce3" office:value-type="date" office:date-value="2018-01-05" calcext:value-type="date">
            <text:p>2018-01-05</text:p>
          </table:table-cell>
          <table:table-cell table:style-name="ce6" office:value-type="time" office:time-value="PT15H00M00S" calcext:value-type="time">
            <text:p>15:00:00</text:p>
          </table:table-cell>
          <table:table-cell table:style-name="ce7" table:formula="of:=AVERAGE([.C16:.C21])" office:value-type="float" office:value="17.1323213333333" calcext:value-type="float">
            <text:p>17,13</text:p>
          </table:table-cell>
          <table:table-cell table:style-name="ce7" table:formula="of:=AVERAGE([.D16:.D21])" office:value-type="float" office:value="49.9921155" calcext:value-type="float">
            <text:p>49,99</text:p>
          </table:table-cell>
          <table:table-cell table:style-name="ce8" table:formula="of:=AVERAGE([.E16:.E21])" office:value-type="float" office:value="944.0099995" calcext:value-type="float">
            <text:p>944</text:p>
          </table:table-cell>
          <table:table-cell table:style-name="ce9" table:formula="of:=AVERAGE([.F16:.F21])" office:value-type="float" office:value="238.421875" calcext:value-type="float">
            <text:p>238,42188</text:p>
          </table:table-cell>
          <table:table-cell table:style-name="ce9" table:formula="of:=AVERAGE([.G16:.G21])" office:value-type="float" office:value="238.645833333333" calcext:value-type="float">
            <text:p>238,64583</text:p>
          </table:table-cell>
          <table:table-cell table:style-name="ce9" table:formula="of:=AVERAGE([.H16:.H21])" office:value-type="float" office:value="235.786458333333" calcext:value-type="float">
            <text:p>235,78646</text:p>
          </table:table-cell>
          <table:table-cell table:style-name="ce9" table:formula="of:=AVERAGE([.I16:.I21])" office:value-type="float" office:value="253.416666666667" calcext:value-type="float">
            <text:p>253,41667</text:p>
          </table:table-cell>
          <table:table-cell table:style-name="ce10" office:value-type="float" office:value="117" calcext:value-type="float">
            <text:p>117</text:p>
          </table:table-cell>
          <table:table-cell table:style-name="ce11"/>
          <table:table-cell table:style-name="ce12" table:number-columns-repeated="1013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15:09:00</text:p>
          </table:table-cell>
          <table:table-cell office:value-type="float" office:value="14.617762" calcext:value-type="float">
            <text:p>14,617762</text:p>
          </table:table-cell>
          <table:table-cell office:value-type="float" office:value="63.416496" calcext:value-type="float">
            <text:p>63,416496</text:p>
          </table:table-cell>
          <table:table-cell office:value-type="float" office:value="944.049988" calcext:value-type="float">
            <text:p>944,049988</text:p>
          </table:table-cell>
          <table:table-cell office:value-type="float" office:value="239.25" calcext:value-type="float">
            <text:p>239,25</text:p>
          </table:table-cell>
          <table:table-cell office:value-type="float" office:value="239.5625" calcext:value-type="float">
            <text:p>239,5625</text:p>
          </table:table-cell>
          <table:table-cell office:value-type="float" office:value="236.6875" calcext:value-type="float">
            <text:p>236,6875</text:p>
          </table:table-cell>
          <table:table-cell office:value-type="float" office:value="254.28125" calcext:value-type="float">
            <text:p>254,2812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15:19:00</text:p>
          </table:table-cell>
          <table:table-cell office:value-type="float" office:value="14.262608" calcext:value-type="float">
            <text:p>14,262608</text:p>
          </table:table-cell>
          <table:table-cell office:value-type="float" office:value="67.386894" calcext:value-type="float">
            <text:p>67,386894</text:p>
          </table:table-cell>
          <table:table-cell office:value-type="float" office:value="944.130005" calcext:value-type="float">
            <text:p>944,130005</text:p>
          </table:table-cell>
          <table:table-cell office:value-type="float" office:value="239.8125" calcext:value-type="float">
            <text:p>239,8125</text:p>
          </table:table-cell>
          <table:table-cell office:value-type="float" office:value="240.5" calcext:value-type="float">
            <text:p>240,5</text:p>
          </table:table-cell>
          <table:table-cell office:value-type="float" office:value="237.1875" calcext:value-type="float">
            <text:p>237,1875</text:p>
          </table:table-cell>
          <table:table-cell office:value-type="float" office:value="260.78125" calcext:value-type="float">
            <text:p>260,7812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15:29:02</text:p>
          </table:table-cell>
          <table:table-cell office:value-type="float" office:value="13.87007" calcext:value-type="float">
            <text:p>13,87007</text:p>
          </table:table-cell>
          <table:table-cell office:value-type="float" office:value="67.277031" calcext:value-type="float">
            <text:p>67,277031</text:p>
          </table:table-cell>
          <table:table-cell office:value-type="float" office:value="944.109985" calcext:value-type="float">
            <text:p>944,109985</text:p>
          </table:table-cell>
          <table:table-cell office:value-type="float" office:value="239.875" calcext:value-type="float">
            <text:p>239,875</text:p>
          </table:table-cell>
          <table:table-cell office:value-type="float" office:value="240.34375" calcext:value-type="float">
            <text:p>240,34375</text:p>
          </table:table-cell>
          <table:table-cell office:value-type="float" office:value="237.25" calcext:value-type="float">
            <text:p>237,25</text:p>
          </table:table-cell>
          <table:table-cell office:value-type="float" office:value="254.53125" calcext:value-type="float">
            <text:p>254,5312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15:39:02</text:p>
          </table:table-cell>
          <table:table-cell office:value-type="float" office:value="13.405432" calcext:value-type="float">
            <text:p>13,405432</text:p>
          </table:table-cell>
          <table:table-cell office:value-type="float" office:value="67.130539" calcext:value-type="float">
            <text:p>67,130539</text:p>
          </table:table-cell>
          <table:table-cell office:value-type="float" office:value="944.070007" calcext:value-type="float">
            <text:p>944,070007</text:p>
          </table:table-cell>
          <table:table-cell office:value-type="float" office:value="240" calcext:value-type="float">
            <text:p>240</text:p>
          </table:table-cell>
          <table:table-cell office:value-type="float" office:value="240.3125" calcext:value-type="float">
            <text:p>240,3125</text:p>
          </table:table-cell>
          <table:table-cell office:value-type="float" office:value="237.25" calcext:value-type="float">
            <text:p>237,25</text:p>
          </table:table-cell>
          <table:table-cell office:value-type="float" office:value="258.875" calcext:value-type="float">
            <text:p>258,87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15:49:03</text:p>
          </table:table-cell>
          <table:table-cell office:value-type="float" office:value="13.012894" calcext:value-type="float">
            <text:p>13,012894</text:p>
          </table:table-cell>
          <table:table-cell office:value-type="float" office:value="69.396507" calcext:value-type="float">
            <text:p>69,396507</text:p>
          </table:table-cell>
          <table:table-cell office:value-type="float" office:value="943.960022" calcext:value-type="float">
            <text:p>943,960022</text:p>
          </table:table-cell>
          <table:table-cell office:value-type="float" office:value="240.1875" calcext:value-type="float">
            <text:p>240,1875</text:p>
          </table:table-cell>
          <table:table-cell office:value-type="float" office:value="240.625" calcext:value-type="float">
            <text:p>240,625</text:p>
          </table:table-cell>
          <table:table-cell office:value-type="float" office:value="237.46875" calcext:value-type="float">
            <text:p>237,46875</text:p>
          </table:table-cell>
          <table:table-cell office:value-type="float" office:value="260.375" calcext:value-type="float">
            <text:p>260,37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15:59:04</text:p>
          </table:table-cell>
          <table:table-cell office:value-type="float" office:value="12.689784" calcext:value-type="float">
            <text:p>12,689784</text:p>
          </table:table-cell>
          <table:table-cell office:value-type="float" office:value="70.392921" calcext:value-type="float">
            <text:p>70,392921</text:p>
          </table:table-cell>
          <table:table-cell office:value-type="float" office:value="944.049988" calcext:value-type="float">
            <text:p>944,049988</text:p>
          </table:table-cell>
          <table:table-cell office:value-type="float" office:value="239.9375" calcext:value-type="float">
            <text:p>239,9375</text:p>
          </table:table-cell>
          <table:table-cell office:value-type="float" office:value="240.25" calcext:value-type="float">
            <text:p>240,25</text:p>
          </table:table-cell>
          <table:table-cell office:value-type="float" office:value="237.6875" calcext:value-type="float">
            <text:p>237,6875</text:p>
          </table:table-cell>
          <table:table-cell office:value-type="float" office:value="253.5625" calcext:value-type="float">
            <text:p>253,5625</text:p>
          </table:table-cell>
          <table:table-cell table:number-columns-repeated="1015"/>
        </table:table-row>
        <table:table-row table:style-name="ro1">
          <table:table-cell table:style-name="ce3" office:value-type="date" office:date-value="2018-01-05" calcext:value-type="date">
            <text:p>2018-01-05</text:p>
          </table:table-cell>
          <table:table-cell table:style-name="ce6" office:value-type="time" office:time-value="PT16H00M00S" calcext:value-type="time">
            <text:p>16:00:00</text:p>
          </table:table-cell>
          <table:table-cell table:style-name="ce7" table:formula="of:=AVERAGE([.C23:.C28])" office:value-type="float" office:value="13.6430916666667" calcext:value-type="float">
            <text:p>13,64</text:p>
          </table:table-cell>
          <table:table-cell table:style-name="ce7" table:formula="of:=AVERAGE([.D23:.D28])" office:value-type="float" office:value="67.5000646666667" calcext:value-type="float">
            <text:p>67,50</text:p>
          </table:table-cell>
          <table:table-cell table:style-name="ce8" table:formula="of:=AVERAGE([.E23:.E28])" office:value-type="float" office:value="944.061665833333" calcext:value-type="float">
            <text:p>944</text:p>
          </table:table-cell>
          <table:table-cell table:style-name="ce9" table:formula="of:=AVERAGE([.F23:.F28])" office:value-type="float" office:value="239.84375" calcext:value-type="float">
            <text:p>239,84375</text:p>
          </table:table-cell>
          <table:table-cell table:style-name="ce9" table:formula="of:=AVERAGE([.G23:.G28])" office:value-type="float" office:value="240.265625" calcext:value-type="float">
            <text:p>240,26563</text:p>
          </table:table-cell>
          <table:table-cell table:style-name="ce9" table:formula="of:=AVERAGE([.H23:.H28])" office:value-type="float" office:value="237.255208333333" calcext:value-type="float">
            <text:p>237,25521</text:p>
          </table:table-cell>
          <table:table-cell table:style-name="ce9" table:formula="of:=AVERAGE([.I23:.I28])" office:value-type="float" office:value="257.067708333333" calcext:value-type="float">
            <text:p>257,06771</text:p>
          </table:table-cell>
          <table:table-cell table:style-name="ce10" office:value-type="float" office:value="117" calcext:value-type="float">
            <text:p>117</text:p>
          </table:table-cell>
          <table:table-cell table:style-name="ce11"/>
          <table:table-cell table:style-name="ce12" table:number-columns-repeated="1013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16:09:04</text:p>
          </table:table-cell>
          <table:table-cell office:value-type="float" office:value="12.393377" calcext:value-type="float">
            <text:p>12,393377</text:p>
          </table:table-cell>
          <table:table-cell office:value-type="float" office:value="71.500725" calcext:value-type="float">
            <text:p>71,500725</text:p>
          </table:table-cell>
          <table:table-cell office:value-type="float" office:value="944.140015" calcext:value-type="float">
            <text:p>944,140015</text:p>
          </table:table-cell>
          <table:table-cell office:value-type="float" office:value="240.03125" calcext:value-type="float">
            <text:p>240,03125</text:p>
          </table:table-cell>
          <table:table-cell office:value-type="float" office:value="240.46875" calcext:value-type="float">
            <text:p>240,46875</text:p>
          </table:table-cell>
          <table:table-cell office:value-type="float" office:value="237.78125" calcext:value-type="float">
            <text:p>237,78125</text:p>
          </table:table-cell>
          <table:table-cell office:value-type="float" office:value="260.3125" calcext:value-type="float">
            <text:p>260,312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16:19:05</text:p>
          </table:table-cell>
          <table:table-cell office:value-type="float" office:value="12.115664" calcext:value-type="float">
            <text:p>12,115664</text:p>
          </table:table-cell>
          <table:table-cell office:value-type="float" office:value="73.359276" calcext:value-type="float">
            <text:p>73,359276</text:p>
          </table:table-cell>
          <table:table-cell office:value-type="float" office:value="944.190002" calcext:value-type="float">
            <text:p>944,190002</text:p>
          </table:table-cell>
          <table:table-cell office:value-type="float" office:value="240.25" calcext:value-type="float">
            <text:p>240,25</text:p>
          </table:table-cell>
          <table:table-cell office:value-type="float" office:value="240.5625" calcext:value-type="float">
            <text:p>240,5625</text:p>
          </table:table-cell>
          <table:table-cell office:value-type="float" office:value="237.78125" calcext:value-type="float">
            <text:p>237,78125</text:p>
          </table:table-cell>
          <table:table-cell office:value-type="float" office:value="254.625" calcext:value-type="float">
            <text:p>254,62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16:29:04</text:p>
          </table:table-cell>
          <table:table-cell office:value-type="float" office:value="11.872663" calcext:value-type="float">
            <text:p>11,872663</text:p>
          </table:table-cell>
          <table:table-cell office:value-type="float" office:value="74.077972" calcext:value-type="float">
            <text:p>74,077972</text:p>
          </table:table-cell>
          <table:table-cell office:value-type="float" office:value="944.349976" calcext:value-type="float">
            <text:p>944,349976</text:p>
          </table:table-cell>
          <table:table-cell office:value-type="float" office:value="240.40625" calcext:value-type="float">
            <text:p>240,40625</text:p>
          </table:table-cell>
          <table:table-cell office:value-type="float" office:value="240.59375" calcext:value-type="float">
            <text:p>240,59375</text:p>
          </table:table-cell>
          <table:table-cell office:value-type="float" office:value="237.75" calcext:value-type="float">
            <text:p>237,75</text:p>
          </table:table-cell>
          <table:table-cell office:value-type="float" office:value="252.3125" calcext:value-type="float">
            <text:p>252,312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16:39:06</text:p>
          </table:table-cell>
          <table:table-cell office:value-type="float" office:value="11.496147" calcext:value-type="float">
            <text:p>11,496147</text:p>
          </table:table-cell>
          <table:table-cell office:value-type="float" office:value="76.849014" calcext:value-type="float">
            <text:p>76,849014</text:p>
          </table:table-cell>
          <table:table-cell office:value-type="float" office:value="944.179993" calcext:value-type="float">
            <text:p>944,179993</text:p>
          </table:table-cell>
          <table:table-cell office:value-type="float" office:value="240.28125" calcext:value-type="float">
            <text:p>240,28125</text:p>
          </table:table-cell>
          <table:table-cell office:value-type="float" office:value="240.5" calcext:value-type="float">
            <text:p>240,5</text:p>
          </table:table-cell>
          <table:table-cell office:value-type="float" office:value="237.84375" calcext:value-type="float">
            <text:p>237,84375</text:p>
          </table:table-cell>
          <table:table-cell office:value-type="float" office:value="251.34375" calcext:value-type="float">
            <text:p>251,3437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16:49:07</text:p>
          </table:table-cell>
          <table:table-cell office:value-type="float" office:value="11.52285" calcext:value-type="float">
            <text:p>11,52285</text:p>
          </table:table-cell>
          <table:table-cell office:value-type="float" office:value="76.534676" calcext:value-type="float">
            <text:p>76,534676</text:p>
          </table:table-cell>
          <table:table-cell office:value-type="float" office:value="944.080017" calcext:value-type="float">
            <text:p>944,080017</text:p>
          </table:table-cell>
          <table:table-cell office:value-type="float" office:value="240.53125" calcext:value-type="float">
            <text:p>240,53125</text:p>
          </table:table-cell>
          <table:table-cell office:value-type="float" office:value="240.96875" calcext:value-type="float">
            <text:p>240,96875</text:p>
          </table:table-cell>
          <table:table-cell office:value-type="float" office:value="237.8125" calcext:value-type="float">
            <text:p>237,8125</text:p>
          </table:table-cell>
          <table:table-cell office:value-type="float" office:value="255.5625" calcext:value-type="float">
            <text:p>255,562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16:59:07</text:p>
          </table:table-cell>
          <table:table-cell office:value-type="float" office:value="11.509499" calcext:value-type="float">
            <text:p>11,509499</text:p>
          </table:table-cell>
          <table:table-cell office:value-type="float" office:value="75.910583" calcext:value-type="float">
            <text:p>75,910583</text:p>
          </table:table-cell>
          <table:table-cell office:value-type="float" office:value="943.840027" calcext:value-type="float">
            <text:p>943,840027</text:p>
          </table:table-cell>
          <table:table-cell office:value-type="float" office:value="240.75" calcext:value-type="float">
            <text:p>240,75</text:p>
          </table:table-cell>
          <table:table-cell office:value-type="float" office:value="241.03125" calcext:value-type="float">
            <text:p>241,03125</text:p>
          </table:table-cell>
          <table:table-cell office:value-type="float" office:value="238.0625" calcext:value-type="float">
            <text:p>238,0625</text:p>
          </table:table-cell>
          <table:table-cell office:value-type="float" office:value="253.65625" calcext:value-type="float">
            <text:p>253,65625</text:p>
          </table:table-cell>
          <table:table-cell table:number-columns-repeated="1015"/>
        </table:table-row>
        <table:table-row table:style-name="ro1">
          <table:table-cell table:style-name="ce3" office:value-type="date" office:date-value="2018-01-05" calcext:value-type="date">
            <text:p>2018-01-05</text:p>
          </table:table-cell>
          <table:table-cell table:style-name="ce6" office:value-type="time" office:time-value="PT17H00M00S" calcext:value-type="time">
            <text:p>17:00:00</text:p>
          </table:table-cell>
          <table:table-cell table:style-name="ce7" table:formula="of:=AVERAGE([.C30:.C35])" office:value-type="float" office:value="11.8183666666667" calcext:value-type="float">
            <text:p>11,82</text:p>
          </table:table-cell>
          <table:table-cell table:style-name="ce7" table:formula="of:=AVERAGE([.D30:.D35])" office:value-type="float" office:value="74.7053743333333" calcext:value-type="float">
            <text:p>74,71</text:p>
          </table:table-cell>
          <table:table-cell table:style-name="ce8" table:formula="of:=AVERAGE([.E30:.E35])" office:value-type="float" office:value="944.130005" calcext:value-type="float">
            <text:p>944</text:p>
          </table:table-cell>
          <table:table-cell table:style-name="ce9" table:formula="of:=AVERAGE([.F30:.F35])" office:value-type="float" office:value="240.375" calcext:value-type="float">
            <text:p>240,37500</text:p>
          </table:table-cell>
          <table:table-cell table:style-name="ce9" table:formula="of:=AVERAGE([.G30:.G35])" office:value-type="float" office:value="240.6875" calcext:value-type="float">
            <text:p>240,68750</text:p>
          </table:table-cell>
          <table:table-cell table:style-name="ce9" table:formula="of:=AVERAGE([.H30:.H35])" office:value-type="float" office:value="237.838541666667" calcext:value-type="float">
            <text:p>237,83854</text:p>
          </table:table-cell>
          <table:table-cell table:style-name="ce9" table:formula="of:=AVERAGE([.I30:.I35])" office:value-type="float" office:value="254.635416666667" calcext:value-type="float">
            <text:p>254,63542</text:p>
          </table:table-cell>
          <table:table-cell table:style-name="ce10" office:value-type="float" office:value="140" calcext:value-type="float">
            <text:p>140</text:p>
          </table:table-cell>
          <table:table-cell table:style-name="ce11"/>
          <table:table-cell table:style-name="ce12" table:number-columns-repeated="1013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17:09:08</text:p>
          </table:table-cell>
          <table:table-cell office:value-type="float" office:value="11.552224" calcext:value-type="float">
            <text:p>11,552224</text:p>
          </table:table-cell>
          <table:table-cell office:value-type="float" office:value="75.934998" calcext:value-type="float">
            <text:p>75,934998</text:p>
          </table:table-cell>
          <table:table-cell office:value-type="float" office:value="943.880005" calcext:value-type="float">
            <text:p>943,880005</text:p>
          </table:table-cell>
          <table:table-cell office:value-type="float" office:value="240.78125" calcext:value-type="float">
            <text:p>240,78125</text:p>
          </table:table-cell>
          <table:table-cell office:value-type="float" office:value="241.03125" calcext:value-type="float">
            <text:p>241,03125</text:p>
          </table:table-cell>
          <table:table-cell office:value-type="float" office:value="238" calcext:value-type="float">
            <text:p>238</text:p>
          </table:table-cell>
          <table:table-cell office:value-type="float" office:value="255.28125" calcext:value-type="float">
            <text:p>255,2812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17:19:09</text:p>
          </table:table-cell>
          <table:table-cell office:value-type="float" office:value="11.635004" calcext:value-type="float">
            <text:p>11,635004</text:p>
          </table:table-cell>
          <table:table-cell office:value-type="float" office:value="76.136414" calcext:value-type="float">
            <text:p>76,136414</text:p>
          </table:table-cell>
          <table:table-cell office:value-type="float" office:value="943.950012" calcext:value-type="float">
            <text:p>943,950012</text:p>
          </table:table-cell>
          <table:table-cell office:value-type="float" office:value="240.75" calcext:value-type="float">
            <text:p>240,75</text:p>
          </table:table-cell>
          <table:table-cell office:value-type="float" office:value="241.125" calcext:value-type="float">
            <text:p>241,125</text:p>
          </table:table-cell>
          <table:table-cell office:value-type="float" office:value="238.25" calcext:value-type="float">
            <text:p>238,25</text:p>
          </table:table-cell>
          <table:table-cell office:value-type="float" office:value="261.90625" calcext:value-type="float">
            <text:p>261,9062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17:29:10</text:p>
          </table:table-cell>
          <table:table-cell office:value-type="float" office:value="11.733807" calcext:value-type="float">
            <text:p>11,733807</text:p>
          </table:table-cell>
          <table:table-cell office:value-type="float" office:value="76.537727" calcext:value-type="float">
            <text:p>76,537727</text:p>
          </table:table-cell>
          <table:table-cell office:value-type="float" office:value="943.969971" calcext:value-type="float">
            <text:p>943,969971</text:p>
          </table:table-cell>
          <table:table-cell office:value-type="float" office:value="240.875" calcext:value-type="float">
            <text:p>240,875</text:p>
          </table:table-cell>
          <table:table-cell office:value-type="float" office:value="241.3125" calcext:value-type="float">
            <text:p>241,3125</text:p>
          </table:table-cell>
          <table:table-cell office:value-type="float" office:value="238.4375" calcext:value-type="float">
            <text:p>238,4375</text:p>
          </table:table-cell>
          <table:table-cell office:value-type="float" office:value="256.59375" calcext:value-type="float">
            <text:p>256,5937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17:39:10</text:p>
          </table:table-cell>
          <table:table-cell office:value-type="float" office:value="11.691081" calcext:value-type="float">
            <text:p>11,691081</text:p>
          </table:table-cell>
          <table:table-cell office:value-type="float" office:value="76.87648" calcext:value-type="float">
            <text:p>76,87648</text:p>
          </table:table-cell>
          <table:table-cell office:value-type="float" office:value="944.179993" calcext:value-type="float">
            <text:p>944,179993</text:p>
          </table:table-cell>
          <table:table-cell office:value-type="float" office:value="240.78125" calcext:value-type="float">
            <text:p>240,78125</text:p>
          </table:table-cell>
          <table:table-cell office:value-type="float" office:value="241.25" calcext:value-type="float">
            <text:p>241,25</text:p>
          </table:table-cell>
          <table:table-cell office:value-type="float" office:value="238.46875" calcext:value-type="float">
            <text:p>238,46875</text:p>
          </table:table-cell>
          <table:table-cell office:value-type="float" office:value="259.375" calcext:value-type="float">
            <text:p>259,37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17:49:11</text:p>
          </table:table-cell>
          <table:table-cell office:value-type="float" office:value="11.608301" calcext:value-type="float">
            <text:p>11,608301</text:p>
          </table:table-cell>
          <table:table-cell office:value-type="float" office:value="78.219269" calcext:value-type="float">
            <text:p>78,219269</text:p>
          </table:table-cell>
          <table:table-cell office:value-type="float" office:value="943.98999" calcext:value-type="float">
            <text:p>943,98999</text:p>
          </table:table-cell>
          <table:table-cell office:value-type="float" office:value="240.6875" calcext:value-type="float">
            <text:p>240,6875</text:p>
          </table:table-cell>
          <table:table-cell office:value-type="float" office:value="241.53125" calcext:value-type="float">
            <text:p>241,53125</text:p>
          </table:table-cell>
          <table:table-cell office:value-type="float" office:value="238.25" calcext:value-type="float">
            <text:p>238,25</text:p>
          </table:table-cell>
          <table:table-cell office:value-type="float" office:value="259.46875" calcext:value-type="float">
            <text:p>259,4687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17:59:12</text:p>
          </table:table-cell>
          <table:table-cell office:value-type="float" office:value="11.496147" calcext:value-type="float">
            <text:p>11,496147</text:p>
          </table:table-cell>
          <table:table-cell office:value-type="float" office:value="77.361717" calcext:value-type="float">
            <text:p>77,361717</text:p>
          </table:table-cell>
          <table:table-cell office:value-type="float" office:value="944.080017" calcext:value-type="float">
            <text:p>944,080017</text:p>
          </table:table-cell>
          <table:table-cell office:value-type="float" office:value="240.71875" calcext:value-type="float">
            <text:p>240,71875</text:p>
          </table:table-cell>
          <table:table-cell office:value-type="float" office:value="240.90625" calcext:value-type="float">
            <text:p>240,90625</text:p>
          </table:table-cell>
          <table:table-cell office:value-type="float" office:value="238.25" calcext:value-type="float">
            <text:p>238,25</text:p>
          </table:table-cell>
          <table:table-cell office:value-type="float" office:value="253.125" calcext:value-type="float">
            <text:p>253,125</text:p>
          </table:table-cell>
          <table:table-cell table:number-columns-repeated="1015"/>
        </table:table-row>
        <table:table-row table:style-name="ro1">
          <table:table-cell table:style-name="ce3" office:value-type="date" office:date-value="2018-01-05" calcext:value-type="date">
            <text:p>2018-01-05</text:p>
          </table:table-cell>
          <table:table-cell table:style-name="ce6" office:value-type="time" office:time-value="PT18H00M00S" calcext:value-type="time">
            <text:p>18:00:00</text:p>
          </table:table-cell>
          <table:table-cell table:style-name="ce7" table:formula="of:=AVERAGE([.C37:.C42])" office:value-type="float" office:value="11.6194273333333" calcext:value-type="float">
            <text:p>11,62</text:p>
          </table:table-cell>
          <table:table-cell table:style-name="ce7" table:formula="of:=AVERAGE([.D37:.D42])" office:value-type="float" office:value="76.8444341666667" calcext:value-type="float">
            <text:p>76,84</text:p>
          </table:table-cell>
          <table:table-cell table:style-name="ce8" table:formula="of:=AVERAGE([.E37:.E42])" office:value-type="float" office:value="944.008331333333" calcext:value-type="float">
            <text:p>944</text:p>
          </table:table-cell>
          <table:table-cell table:style-name="ce9" table:formula="of:=AVERAGE([.F37:.F42])" office:value-type="float" office:value="240.765625" calcext:value-type="float">
            <text:p>240,76563</text:p>
          </table:table-cell>
          <table:table-cell table:style-name="ce9" table:formula="of:=AVERAGE([.G37:.G42])" office:value-type="float" office:value="241.192708333333" calcext:value-type="float">
            <text:p>241,19271</text:p>
          </table:table-cell>
          <table:table-cell table:style-name="ce9" table:formula="of:=AVERAGE([.H37:.H42])" office:value-type="float" office:value="238.276041666667" calcext:value-type="float">
            <text:p>238,27604</text:p>
          </table:table-cell>
          <table:table-cell table:style-name="ce9" table:formula="of:=AVERAGE([.I37:.I42])" office:value-type="float" office:value="257.625" calcext:value-type="float">
            <text:p>257,62500</text:p>
          </table:table-cell>
          <table:table-cell table:style-name="ce10" office:value-type="float" office:value="107" calcext:value-type="float">
            <text:p>107</text:p>
          </table:table-cell>
          <table:table-cell table:style-name="ce11"/>
          <table:table-cell table:style-name="ce12" table:number-columns-repeated="1013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18:09:12</text:p>
          </table:table-cell>
          <table:table-cell office:value-type="float" office:value="11.52285" calcext:value-type="float">
            <text:p>11,52285</text:p>
          </table:table-cell>
          <table:table-cell office:value-type="float" office:value="77.34951" calcext:value-type="float">
            <text:p>77,34951</text:p>
          </table:table-cell>
          <table:table-cell office:value-type="float" office:value="944.049988" calcext:value-type="float">
            <text:p>944,049988</text:p>
          </table:table-cell>
          <table:table-cell office:value-type="float" office:value="240.96875" calcext:value-type="float">
            <text:p>240,96875</text:p>
          </table:table-cell>
          <table:table-cell office:value-type="float" office:value="241.4375" calcext:value-type="float">
            <text:p>241,4375</text:p>
          </table:table-cell>
          <table:table-cell office:value-type="float" office:value="238.53125" calcext:value-type="float">
            <text:p>238,53125</text:p>
          </table:table-cell>
          <table:table-cell office:value-type="float" office:value="257.84375" calcext:value-type="float">
            <text:p>257,8437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18:19:13</text:p>
          </table:table-cell>
          <table:table-cell office:value-type="float" office:value="11.536202" calcext:value-type="float">
            <text:p>11,536202</text:p>
          </table:table-cell>
          <table:table-cell office:value-type="float" office:value="77.087051" calcext:value-type="float">
            <text:p>77,087051</text:p>
          </table:table-cell>
          <table:table-cell office:value-type="float" office:value="944.289978" calcext:value-type="float">
            <text:p>944,289978</text:p>
          </table:table-cell>
          <table:table-cell office:value-type="float" office:value="240.9375" calcext:value-type="float">
            <text:p>240,9375</text:p>
          </table:table-cell>
          <table:table-cell office:value-type="float" office:value="241.375" calcext:value-type="float">
            <text:p>241,375</text:p>
          </table:table-cell>
          <table:table-cell office:value-type="float" office:value="238.5" calcext:value-type="float">
            <text:p>238,5</text:p>
          </table:table-cell>
          <table:table-cell office:value-type="float" office:value="257.46875" calcext:value-type="float">
            <text:p>257,4687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18:29:13</text:p>
          </table:table-cell>
          <table:table-cell office:value-type="float" office:value="11.269169" calcext:value-type="float">
            <text:p>11,269169</text:p>
          </table:table-cell>
          <table:table-cell office:value-type="float" office:value="76.464485" calcext:value-type="float">
            <text:p>76,464485</text:p>
          </table:table-cell>
          <table:table-cell office:value-type="float" office:value="944.330017" calcext:value-type="float">
            <text:p>944,330017</text:p>
          </table:table-cell>
          <table:table-cell office:value-type="float" office:value="240.90625" calcext:value-type="float">
            <text:p>240,90625</text:p>
          </table:table-cell>
          <table:table-cell office:value-type="float" office:value="241.21875" calcext:value-type="float">
            <text:p>241,21875</text:p>
          </table:table-cell>
          <table:table-cell office:value-type="float" office:value="238.21875" calcext:value-type="float">
            <text:p>238,21875</text:p>
          </table:table-cell>
          <table:table-cell office:value-type="float" office:value="252.75" calcext:value-type="float">
            <text:p>252,7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18:39:14</text:p>
          </table:table-cell>
          <table:table-cell office:value-type="float" office:value="11.295873" calcext:value-type="float">
            <text:p>11,295873</text:p>
          </table:table-cell>
          <table:table-cell office:value-type="float" office:value="75.962463" calcext:value-type="float">
            <text:p>75,962463</text:p>
          </table:table-cell>
          <table:table-cell office:value-type="float" office:value="944.409973" calcext:value-type="float">
            <text:p>944,409973</text:p>
          </table:table-cell>
          <table:table-cell office:value-type="float" office:value="240.9375" calcext:value-type="float">
            <text:p>240,9375</text:p>
          </table:table-cell>
          <table:table-cell office:value-type="float" office:value="241.1875" calcext:value-type="float">
            <text:p>241,1875</text:p>
          </table:table-cell>
          <table:table-cell office:value-type="float" office:value="238.40625" calcext:value-type="float">
            <text:p>238,40625</text:p>
          </table:table-cell>
          <table:table-cell office:value-type="float" office:value="257" calcext:value-type="float">
            <text:p>257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18:49:15</text:p>
          </table:table-cell>
          <table:table-cell office:value-type="float" office:value="11.383993" calcext:value-type="float">
            <text:p>11,383993</text:p>
          </table:table-cell>
          <table:table-cell office:value-type="float" office:value="75.962463" calcext:value-type="float">
            <text:p>75,962463</text:p>
          </table:table-cell>
          <table:table-cell office:value-type="float" office:value="944.390015" calcext:value-type="float">
            <text:p>944,390015</text:p>
          </table:table-cell>
          <table:table-cell office:value-type="float" office:value="241.1875" calcext:value-type="float">
            <text:p>241,1875</text:p>
          </table:table-cell>
          <table:table-cell office:value-type="float" office:value="241.53125" calcext:value-type="float">
            <text:p>241,53125</text:p>
          </table:table-cell>
          <table:table-cell office:value-type="float" office:value="238.71875" calcext:value-type="float">
            <text:p>238,71875</text:p>
          </table:table-cell>
          <table:table-cell office:value-type="float" office:value="253.96875" calcext:value-type="float">
            <text:p>253,9687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18:59:14</text:p>
          </table:table-cell>
          <table:table-cell office:value-type="float" office:value="11.341268" calcext:value-type="float">
            <text:p>11,341268</text:p>
          </table:table-cell>
          <table:table-cell office:value-type="float" office:value="75.347527" calcext:value-type="float">
            <text:p>75,347527</text:p>
          </table:table-cell>
          <table:table-cell office:value-type="float" office:value="944.609985" calcext:value-type="float">
            <text:p>944,609985</text:p>
          </table:table-cell>
          <table:table-cell office:value-type="float" office:value="241.0625" calcext:value-type="float">
            <text:p>241,0625</text:p>
          </table:table-cell>
          <table:table-cell office:value-type="float" office:value="241.28125" calcext:value-type="float">
            <text:p>241,28125</text:p>
          </table:table-cell>
          <table:table-cell office:value-type="float" office:value="238.59375" calcext:value-type="float">
            <text:p>238,59375</text:p>
          </table:table-cell>
          <table:table-cell office:value-type="float" office:value="254.90625" calcext:value-type="float">
            <text:p>254,90625</text:p>
          </table:table-cell>
          <table:table-cell table:number-columns-repeated="1015"/>
        </table:table-row>
        <table:table-row table:style-name="ro1">
          <table:table-cell table:style-name="ce3" office:value-type="date" office:date-value="2018-01-05" calcext:value-type="date">
            <text:p>2018-01-05</text:p>
          </table:table-cell>
          <table:table-cell table:style-name="ce6" office:value-type="time" office:time-value="PT19H00M00S" calcext:value-type="time">
            <text:p>19:00:00</text:p>
          </table:table-cell>
          <table:table-cell table:style-name="ce7" table:formula="of:=AVERAGE([.C44:.C49])" office:value-type="float" office:value="11.3915591666667" calcext:value-type="float">
            <text:p>11,39</text:p>
          </table:table-cell>
          <table:table-cell table:style-name="ce7" table:formula="of:=AVERAGE([.D44:.D49])" office:value-type="float" office:value="76.3622498333333" calcext:value-type="float">
            <text:p>76,36</text:p>
          </table:table-cell>
          <table:table-cell table:style-name="ce8" table:formula="of:=AVERAGE([.E44:.E49])" office:value-type="float" office:value="944.346659333333" calcext:value-type="float">
            <text:p>944</text:p>
          </table:table-cell>
          <table:table-cell table:style-name="ce9" table:formula="of:=AVERAGE([.F44:.F49])" office:value-type="float" office:value="241" calcext:value-type="float">
            <text:p>241,00000</text:p>
          </table:table-cell>
          <table:table-cell table:style-name="ce9" table:formula="of:=AVERAGE([.G44:.G49])" office:value-type="float" office:value="241.338541666667" calcext:value-type="float">
            <text:p>241,33854</text:p>
          </table:table-cell>
          <table:table-cell table:style-name="ce9" table:formula="of:=AVERAGE([.H44:.H49])" office:value-type="float" office:value="238.494791666667" calcext:value-type="float">
            <text:p>238,49479</text:p>
          </table:table-cell>
          <table:table-cell table:style-name="ce9" table:formula="of:=AVERAGE([.I44:.I49])" office:value-type="float" office:value="255.65625" calcext:value-type="float">
            <text:p>255,65625</text:p>
          </table:table-cell>
          <table:table-cell table:style-name="ce10" office:value-type="float" office:value="118" calcext:value-type="float">
            <text:p>118</text:p>
          </table:table-cell>
          <table:table-cell table:style-name="ce11"/>
          <table:table-cell table:style-name="ce12" table:number-columns-repeated="1013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19:09:16</text:p>
          </table:table-cell>
          <table:table-cell office:value-type="float" office:value="11.480125" calcext:value-type="float">
            <text:p>11,480125</text:p>
          </table:table-cell>
          <table:table-cell office:value-type="float" office:value="75.440605" calcext:value-type="float">
            <text:p>75,440605</text:p>
          </table:table-cell>
          <table:table-cell office:value-type="float" office:value="944.609985" calcext:value-type="float">
            <text:p>944,609985</text:p>
          </table:table-cell>
          <table:table-cell office:value-type="float" office:value="241.03125" calcext:value-type="float">
            <text:p>241,03125</text:p>
          </table:table-cell>
          <table:table-cell office:value-type="float" office:value="241.53125" calcext:value-type="float">
            <text:p>241,53125</text:p>
          </table:table-cell>
          <table:table-cell office:value-type="float" office:value="238.8125" calcext:value-type="float">
            <text:p>238,8125</text:p>
          </table:table-cell>
          <table:table-cell office:value-type="float" office:value="255.65625" calcext:value-type="float">
            <text:p>255,6562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19:19:17</text:p>
          </table:table-cell>
          <table:table-cell office:value-type="float" office:value="11.424048" calcext:value-type="float">
            <text:p>11,424048</text:p>
          </table:table-cell>
          <table:table-cell office:value-type="float" office:value="75.201035" calcext:value-type="float">
            <text:p>75,201035</text:p>
          </table:table-cell>
          <table:table-cell office:value-type="float" office:value="944.640015" calcext:value-type="float">
            <text:p>944,640015</text:p>
          </table:table-cell>
          <table:table-cell office:value-type="float" office:value="240.96875" calcext:value-type="float">
            <text:p>240,96875</text:p>
          </table:table-cell>
          <table:table-cell office:value-type="float" office:value="241.25" calcext:value-type="float">
            <text:p>241,25</text:p>
          </table:table-cell>
          <table:table-cell office:value-type="float" office:value="238.75" calcext:value-type="float">
            <text:p>238,75</text:p>
          </table:table-cell>
          <table:table-cell office:value-type="float" office:value="254.4375" calcext:value-type="float">
            <text:p>254,437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19:29:18</text:p>
          </table:table-cell>
          <table:table-cell office:value-type="float" office:value="11.52285" calcext:value-type="float">
            <text:p>11,52285</text:p>
          </table:table-cell>
          <table:table-cell office:value-type="float" office:value="74.348061" calcext:value-type="float">
            <text:p>74,348061</text:p>
          </table:table-cell>
          <table:table-cell office:value-type="float" office:value="944.700012" calcext:value-type="float">
            <text:p>944,700012</text:p>
          </table:table-cell>
          <table:table-cell office:value-type="float" office:value="241.125" calcext:value-type="float">
            <text:p>241,125</text:p>
          </table:table-cell>
          <table:table-cell office:value-type="float" office:value="241.3125" calcext:value-type="float">
            <text:p>241,3125</text:p>
          </table:table-cell>
          <table:table-cell office:value-type="float" office:value="238.84375" calcext:value-type="float">
            <text:p>238,84375</text:p>
          </table:table-cell>
          <table:table-cell office:value-type="float" office:value="255.3125" calcext:value-type="float">
            <text:p>255,312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19:39:18</text:p>
          </table:table-cell>
          <table:table-cell office:value-type="float" office:value="11.592278" calcext:value-type="float">
            <text:p>11,592278</text:p>
          </table:table-cell>
          <table:table-cell office:value-type="float" office:value="73.809418" calcext:value-type="float">
            <text:p>73,809418</text:p>
          </table:table-cell>
          <table:table-cell office:value-type="float" office:value="944.869995" calcext:value-type="float">
            <text:p>944,869995</text:p>
          </table:table-cell>
          <table:table-cell office:value-type="float" office:value="241.0625" calcext:value-type="float">
            <text:p>241,0625</text:p>
          </table:table-cell>
          <table:table-cell office:value-type="float" office:value="241.375" calcext:value-type="float">
            <text:p>241,375</text:p>
          </table:table-cell>
          <table:table-cell office:value-type="float" office:value="238.6875" calcext:value-type="float">
            <text:p>238,6875</text:p>
          </table:table-cell>
          <table:table-cell office:value-type="float" office:value="253.09375" calcext:value-type="float">
            <text:p>253,0937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19:49:19</text:p>
          </table:table-cell>
          <table:table-cell office:value-type="float" office:value="11.453422" calcext:value-type="float">
            <text:p>11,453422</text:p>
          </table:table-cell>
          <table:table-cell office:value-type="float" office:value="74.45945" calcext:value-type="float">
            <text:p>74,45945</text:p>
          </table:table-cell>
          <table:table-cell office:value-type="float" office:value="944.919983" calcext:value-type="float">
            <text:p>944,919983</text:p>
          </table:table-cell>
          <table:table-cell office:value-type="float" office:value="240.875" calcext:value-type="float">
            <text:p>240,875</text:p>
          </table:table-cell>
          <table:table-cell office:value-type="float" office:value="241.125" calcext:value-type="float">
            <text:p>241,125</text:p>
          </table:table-cell>
          <table:table-cell office:value-type="float" office:value="238.46875" calcext:value-type="float">
            <text:p>238,46875</text:p>
          </table:table-cell>
          <table:table-cell office:value-type="float" office:value="250.3125" calcext:value-type="float">
            <text:p>250,312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19:59:20</text:p>
          </table:table-cell>
          <table:table-cell office:value-type="float" office:value="11.648355" calcext:value-type="float">
            <text:p>11,648355</text:p>
          </table:table-cell>
          <table:table-cell office:value-type="float" office:value="73.020523" calcext:value-type="float">
            <text:p>73,020523</text:p>
          </table:table-cell>
          <table:table-cell office:value-type="float" office:value="945.380005" calcext:value-type="float">
            <text:p>945,380005</text:p>
          </table:table-cell>
          <table:table-cell office:value-type="float" office:value="240.9375" calcext:value-type="float">
            <text:p>240,9375</text:p>
          </table:table-cell>
          <table:table-cell office:value-type="float" office:value="241" calcext:value-type="float">
            <text:p>241</text:p>
          </table:table-cell>
          <table:table-cell office:value-type="float" office:value="238.6875" calcext:value-type="float">
            <text:p>238,6875</text:p>
          </table:table-cell>
          <table:table-cell office:value-type="float" office:value="249.4375" calcext:value-type="float">
            <text:p>249,4375</text:p>
          </table:table-cell>
          <table:table-cell table:number-columns-repeated="1015"/>
        </table:table-row>
        <table:table-row table:style-name="ro1">
          <table:table-cell table:style-name="ce3" office:value-type="date" office:date-value="2018-01-05" calcext:value-type="date">
            <text:p>2018-01-05</text:p>
          </table:table-cell>
          <table:table-cell table:style-name="ce6" office:value-type="time" office:time-value="PT20H00M00S" calcext:value-type="time">
            <text:p>20:00:00</text:p>
          </table:table-cell>
          <table:table-cell table:style-name="ce7" table:formula="of:=AVERAGE([.C51:.C56])" office:value-type="float" office:value="11.5201796666667" calcext:value-type="float">
            <text:p>11,52</text:p>
          </table:table-cell>
          <table:table-cell table:style-name="ce7" table:formula="of:=AVERAGE([.D51:.D56])" office:value-type="float" office:value="74.3798486666667" calcext:value-type="float">
            <text:p>74,38</text:p>
          </table:table-cell>
          <table:table-cell table:style-name="ce8" table:formula="of:=AVERAGE([.E51:.E56])" office:value-type="float" office:value="944.8533325" calcext:value-type="float">
            <text:p>945</text:p>
          </table:table-cell>
          <table:table-cell table:style-name="ce9" table:formula="of:=AVERAGE([.F51:.F56])" office:value-type="float" office:value="241" calcext:value-type="float">
            <text:p>241,00000</text:p>
          </table:table-cell>
          <table:table-cell table:style-name="ce9" table:formula="of:=AVERAGE([.G51:.G56])" office:value-type="float" office:value="241.265625" calcext:value-type="float">
            <text:p>241,26563</text:p>
          </table:table-cell>
          <table:table-cell table:style-name="ce9" table:formula="of:=AVERAGE([.H51:.H56])" office:value-type="float" office:value="238.708333333333" calcext:value-type="float">
            <text:p>238,70833</text:p>
          </table:table-cell>
          <table:table-cell table:style-name="ce9" table:formula="of:=AVERAGE([.I51:.I56])" office:value-type="float" office:value="253.041666666667" calcext:value-type="float">
            <text:p>253,04167</text:p>
          </table:table-cell>
          <table:table-cell table:style-name="ce10" office:value-type="float" office:value="125" calcext:value-type="float">
            <text:p>125</text:p>
          </table:table-cell>
          <table:table-cell table:style-name="ce11"/>
          <table:table-cell table:style-name="ce12" table:number-columns-repeated="1013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20:09:20</text:p>
          </table:table-cell>
          <table:table-cell office:value-type="float" office:value="11.635004" calcext:value-type="float">
            <text:p>11,635004</text:p>
          </table:table-cell>
          <table:table-cell office:value-type="float" office:value="74.988937" calcext:value-type="float">
            <text:p>74,988937</text:p>
          </table:table-cell>
          <table:table-cell office:value-type="float" office:value="945.659973" calcext:value-type="float">
            <text:p>945,659973</text:p>
          </table:table-cell>
          <table:table-cell office:value-type="float" office:value="240.75" calcext:value-type="float">
            <text:p>240,75</text:p>
          </table:table-cell>
          <table:table-cell office:value-type="float" office:value="240.625" calcext:value-type="float">
            <text:p>240,625</text:p>
          </table:table-cell>
          <table:table-cell office:value-type="float" office:value="238.1875" calcext:value-type="float">
            <text:p>238,1875</text:p>
          </table:table-cell>
          <table:table-cell office:value-type="float" office:value="248.25" calcext:value-type="float">
            <text:p>248,2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20:19:21</text:p>
          </table:table-cell>
          <table:table-cell office:value-type="float" office:value="11.52285" calcext:value-type="float">
            <text:p>11,52285</text:p>
          </table:table-cell>
          <table:table-cell office:value-type="float" office:value="77.019913" calcext:value-type="float">
            <text:p>77,019913</text:p>
          </table:table-cell>
          <table:table-cell office:value-type="float" office:value="945.969971" calcext:value-type="float">
            <text:p>945,969971</text:p>
          </table:table-cell>
          <table:table-cell office:value-type="float" office:value="240.6875" calcext:value-type="float">
            <text:p>240,6875</text:p>
          </table:table-cell>
          <table:table-cell office:value-type="float" office:value="240.59375" calcext:value-type="float">
            <text:p>240,59375</text:p>
          </table:table-cell>
          <table:table-cell office:value-type="float" office:value="238.125" calcext:value-type="float">
            <text:p>238,125</text:p>
          </table:table-cell>
          <table:table-cell office:value-type="float" office:value="245.28125" calcext:value-type="float">
            <text:p>245,2812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20:29:22</text:p>
          </table:table-cell>
          <table:table-cell office:value-type="float" office:value="11.325246" calcext:value-type="float">
            <text:p>11,325246</text:p>
          </table:table-cell>
          <table:table-cell office:value-type="float" office:value="76.231018" calcext:value-type="float">
            <text:p>76,231018</text:p>
          </table:table-cell>
          <table:table-cell office:value-type="float" office:value="946.140015" calcext:value-type="float">
            <text:p>946,140015</text:p>
          </table:table-cell>
          <table:table-cell office:value-type="float" office:value="240.59375" calcext:value-type="float">
            <text:p>240,59375</text:p>
          </table:table-cell>
          <table:table-cell office:value-type="float" office:value="240.65625" calcext:value-type="float">
            <text:p>240,65625</text:p>
          </table:table-cell>
          <table:table-cell office:value-type="float" office:value="237.9375" calcext:value-type="float">
            <text:p>237,9375</text:p>
          </table:table-cell>
          <table:table-cell office:value-type="float" office:value="246.96875" calcext:value-type="float">
            <text:p>246,9687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20:39:22</text:p>
          </table:table-cell>
          <table:table-cell office:value-type="float" office:value="11.127642" calcext:value-type="float">
            <text:p>11,127642</text:p>
          </table:table-cell>
          <table:table-cell office:value-type="float" office:value="76.878006" calcext:value-type="float">
            <text:p>76,878006</text:p>
          </table:table-cell>
          <table:table-cell office:value-type="float" office:value="946.23999" calcext:value-type="float">
            <text:p>946,23999</text:p>
          </table:table-cell>
          <table:table-cell office:value-type="float" office:value="240.5" calcext:value-type="float">
            <text:p>240,5</text:p>
          </table:table-cell>
          <table:table-cell office:value-type="float" office:value="240.53125" calcext:value-type="float">
            <text:p>240,53125</text:p>
          </table:table-cell>
          <table:table-cell office:value-type="float" office:value="237.90625" calcext:value-type="float">
            <text:p>237,90625</text:p>
          </table:table-cell>
          <table:table-cell office:value-type="float" office:value="247.90625" calcext:value-type="float">
            <text:p>247,9062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20:49:23</text:p>
          </table:table-cell>
          <table:table-cell office:value-type="float" office:value="11.002136" calcext:value-type="float">
            <text:p>11,002136</text:p>
          </table:table-cell>
          <table:table-cell office:value-type="float" office:value="76.803238" calcext:value-type="float">
            <text:p>76,803238</text:p>
          </table:table-cell>
          <table:table-cell office:value-type="float" office:value="946.440002" calcext:value-type="float">
            <text:p>946,440002</text:p>
          </table:table-cell>
          <table:table-cell table:number-columns-repeated="2" office:value-type="float" office:value="240.5" calcext:value-type="float">
            <text:p>240,5</text:p>
          </table:table-cell>
          <table:table-cell office:value-type="float" office:value="238.0625" calcext:value-type="float">
            <text:p>238,0625</text:p>
          </table:table-cell>
          <table:table-cell office:value-type="float" office:value="246.6875" calcext:value-type="float">
            <text:p>246,687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20:59:24</text:p>
          </table:table-cell>
          <table:table-cell office:value-type="float" office:value="10.919356" calcext:value-type="float">
            <text:p>10,919356</text:p>
          </table:table-cell>
          <table:table-cell office:value-type="float" office:value="77.294579" calcext:value-type="float">
            <text:p>77,294579</text:p>
          </table:table-cell>
          <table:table-cell office:value-type="float" office:value="946.450012" calcext:value-type="float">
            <text:p>946,450012</text:p>
          </table:table-cell>
          <table:table-cell office:value-type="float" office:value="240.8125" calcext:value-type="float">
            <text:p>240,8125</text:p>
          </table:table-cell>
          <table:table-cell office:value-type="float" office:value="240.875" calcext:value-type="float">
            <text:p>240,875</text:p>
          </table:table-cell>
          <table:table-cell office:value-type="float" office:value="238.03125" calcext:value-type="float">
            <text:p>238,03125</text:p>
          </table:table-cell>
          <table:table-cell office:value-type="float" office:value="249.5625" calcext:value-type="float">
            <text:p>249,5625</text:p>
          </table:table-cell>
          <table:table-cell table:number-columns-repeated="1015"/>
        </table:table-row>
        <table:table-row table:style-name="ro1">
          <table:table-cell table:style-name="ce3" office:value-type="date" office:date-value="2018-01-05" calcext:value-type="date">
            <text:p>2018-01-05</text:p>
          </table:table-cell>
          <table:table-cell table:style-name="ce6" office:value-type="time" office:time-value="PT21H00M00S" calcext:value-type="time">
            <text:p>21:00:00</text:p>
          </table:table-cell>
          <table:table-cell table:style-name="ce7" table:formula="of:=AVERAGE([.C58:.C63])" office:value-type="float" office:value="11.2553723333333" calcext:value-type="float">
            <text:p>11,26</text:p>
          </table:table-cell>
          <table:table-cell table:style-name="ce7" table:formula="of:=AVERAGE([.D58:.D63])" office:value-type="float" office:value="76.5359485" calcext:value-type="float">
            <text:p>76,54</text:p>
          </table:table-cell>
          <table:table-cell table:style-name="ce8" table:formula="of:=AVERAGE([.E58:.E63])" office:value-type="float" office:value="946.149993833333" calcext:value-type="float">
            <text:p>946</text:p>
          </table:table-cell>
          <table:table-cell table:style-name="ce9" table:formula="of:=AVERAGE([.F58:.F63])" office:value-type="float" office:value="240.640625" calcext:value-type="float">
            <text:p>240,64063</text:p>
          </table:table-cell>
          <table:table-cell table:style-name="ce9" table:formula="of:=AVERAGE([.G58:.G63])" office:value-type="float" office:value="240.630208333333" calcext:value-type="float">
            <text:p>240,63021</text:p>
          </table:table-cell>
          <table:table-cell table:style-name="ce9" table:formula="of:=AVERAGE([.H58:.H63])" office:value-type="float" office:value="238.041666666667" calcext:value-type="float">
            <text:p>238,04167</text:p>
          </table:table-cell>
          <table:table-cell table:style-name="ce9" table:formula="of:=AVERAGE([.I58:.I63])" office:value-type="float" office:value="247.442708333333" calcext:value-type="float">
            <text:p>247,44271</text:p>
          </table:table-cell>
          <table:table-cell table:style-name="ce10" office:value-type="float" office:value="118" calcext:value-type="float">
            <text:p>118</text:p>
          </table:table-cell>
          <table:table-cell table:style-name="ce11"/>
          <table:table-cell table:style-name="ce12" table:number-columns-repeated="1013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21:09:24</text:p>
          </table:table-cell>
          <table:table-cell office:value-type="float" office:value="10.751125" calcext:value-type="float">
            <text:p>10,751125</text:p>
          </table:table-cell>
          <table:table-cell office:value-type="float" office:value="77.210648" calcext:value-type="float">
            <text:p>77,210648</text:p>
          </table:table-cell>
          <table:table-cell office:value-type="float" office:value="946.619995" calcext:value-type="float">
            <text:p>946,619995</text:p>
          </table:table-cell>
          <table:table-cell office:value-type="float" office:value="240.71875" calcext:value-type="float">
            <text:p>240,71875</text:p>
          </table:table-cell>
          <table:table-cell office:value-type="float" office:value="240.8125" calcext:value-type="float">
            <text:p>240,8125</text:p>
          </table:table-cell>
          <table:table-cell office:value-type="float" office:value="238.15625" calcext:value-type="float">
            <text:p>238,15625</text:p>
          </table:table-cell>
          <table:table-cell office:value-type="float" office:value="250.5625" calcext:value-type="float">
            <text:p>250,562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21:19:25</text:p>
          </table:table-cell>
          <table:table-cell office:value-type="float" office:value="10.679027" calcext:value-type="float">
            <text:p>10,679027</text:p>
          </table:table-cell>
          <table:table-cell office:value-type="float" office:value="77.60128" calcext:value-type="float">
            <text:p>77,60128</text:p>
          </table:table-cell>
          <table:table-cell office:value-type="float" office:value="946.539978" calcext:value-type="float">
            <text:p>946,539978</text:p>
          </table:table-cell>
          <table:table-cell office:value-type="float" office:value="240.84375" calcext:value-type="float">
            <text:p>240,84375</text:p>
          </table:table-cell>
          <table:table-cell office:value-type="float" office:value="241.03125" calcext:value-type="float">
            <text:p>241,03125</text:p>
          </table:table-cell>
          <table:table-cell office:value-type="float" office:value="238.25" calcext:value-type="float">
            <text:p>238,25</text:p>
          </table:table-cell>
          <table:table-cell office:value-type="float" office:value="247.96875" calcext:value-type="float">
            <text:p>247,9687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21:29:25</text:p>
          </table:table-cell>
          <table:table-cell office:value-type="float" office:value="10.524147" calcext:value-type="float">
            <text:p>10,524147</text:p>
          </table:table-cell>
          <table:table-cell office:value-type="float" office:value="77.903412" calcext:value-type="float">
            <text:p>77,903412</text:p>
          </table:table-cell>
          <table:table-cell office:value-type="float" office:value="946.570007" calcext:value-type="float">
            <text:p>946,570007</text:p>
          </table:table-cell>
          <table:table-cell office:value-type="float" office:value="240.84375" calcext:value-type="float">
            <text:p>240,84375</text:p>
          </table:table-cell>
          <table:table-cell office:value-type="float" office:value="240.96875" calcext:value-type="float">
            <text:p>240,96875</text:p>
          </table:table-cell>
          <table:table-cell office:value-type="float" office:value="238" calcext:value-type="float">
            <text:p>238</text:p>
          </table:table-cell>
          <table:table-cell office:value-type="float" office:value="249.03125" calcext:value-type="float">
            <text:p>249,0312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21:39:26</text:p>
          </table:table-cell>
          <table:table-cell office:value-type="float" office:value="10.438697" calcext:value-type="float">
            <text:p>10,438697</text:p>
          </table:table-cell>
          <table:table-cell office:value-type="float" office:value="77.814911" calcext:value-type="float">
            <text:p>77,814911</text:p>
          </table:table-cell>
          <table:table-cell office:value-type="float" office:value="946.580017" calcext:value-type="float">
            <text:p>946,580017</text:p>
          </table:table-cell>
          <table:table-cell table:number-columns-repeated="2" office:value-type="float" office:value="240.78125" calcext:value-type="float">
            <text:p>240,78125</text:p>
          </table:table-cell>
          <table:table-cell office:value-type="float" office:value="238.34375" calcext:value-type="float">
            <text:p>238,34375</text:p>
          </table:table-cell>
          <table:table-cell office:value-type="float" office:value="247.59375" calcext:value-type="float">
            <text:p>247,5937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21:49:27</text:p>
          </table:table-cell>
          <table:table-cell office:value-type="float" office:value="10.214389" calcext:value-type="float">
            <text:p>10,214389</text:p>
          </table:table-cell>
          <table:table-cell office:value-type="float" office:value="78.419167" calcext:value-type="float">
            <text:p>78,419167</text:p>
          </table:table-cell>
          <table:table-cell office:value-type="float" office:value="946.789978" calcext:value-type="float">
            <text:p>946,789978</text:p>
          </table:table-cell>
          <table:table-cell office:value-type="float" office:value="240.6875" calcext:value-type="float">
            <text:p>240,6875</text:p>
          </table:table-cell>
          <table:table-cell office:value-type="float" office:value="240.75" calcext:value-type="float">
            <text:p>240,75</text:p>
          </table:table-cell>
          <table:table-cell office:value-type="float" office:value="238.125" calcext:value-type="float">
            <text:p>238,125</text:p>
          </table:table-cell>
          <table:table-cell office:value-type="float" office:value="251.4375" calcext:value-type="float">
            <text:p>251,437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21:59:28</text:p>
          </table:table-cell>
          <table:table-cell office:value-type="float" office:value="10.088883" calcext:value-type="float">
            <text:p>10,088883</text:p>
          </table:table-cell>
          <table:table-cell office:value-type="float" office:value="78.982224" calcext:value-type="float">
            <text:p>78,982224</text:p>
          </table:table-cell>
          <table:table-cell office:value-type="float" office:value="947.01001" calcext:value-type="float">
            <text:p>947,01001</text:p>
          </table:table-cell>
          <table:table-cell table:number-columns-repeated="2" office:value-type="float" office:value="240.84375" calcext:value-type="float">
            <text:p>240,84375</text:p>
          </table:table-cell>
          <table:table-cell office:value-type="float" office:value="238.1875" calcext:value-type="float">
            <text:p>238,1875</text:p>
          </table:table-cell>
          <table:table-cell office:value-type="float" office:value="250.09375" calcext:value-type="float">
            <text:p>250,09375</text:p>
          </table:table-cell>
          <table:table-cell table:number-columns-repeated="1015"/>
        </table:table-row>
        <table:table-row table:style-name="ro1">
          <table:table-cell table:style-name="ce3" office:value-type="date" office:date-value="2018-01-05" calcext:value-type="date">
            <text:p>2018-01-05</text:p>
          </table:table-cell>
          <table:table-cell table:style-name="ce6" office:value-type="time" office:time-value="PT22H00M00S" calcext:value-type="time">
            <text:p>22:00:00</text:p>
          </table:table-cell>
          <table:table-cell table:style-name="ce7" table:formula="of:=AVERAGE([.C65:.C70])" office:value-type="float" office:value="10.449378" calcext:value-type="float">
            <text:p>10,45</text:p>
          </table:table-cell>
          <table:table-cell table:style-name="ce7" table:formula="of:=AVERAGE([.D65:.D70])" office:value-type="float" office:value="77.988607" calcext:value-type="float">
            <text:p>77,99</text:p>
          </table:table-cell>
          <table:table-cell table:style-name="ce8" table:formula="of:=AVERAGE([.E65:.E70])" office:value-type="float" office:value="946.6849975" calcext:value-type="float">
            <text:p>947</text:p>
          </table:table-cell>
          <table:table-cell table:style-name="ce9" table:formula="of:=AVERAGE([.F65:.F70])" office:value-type="float" office:value="240.786458333333" calcext:value-type="float">
            <text:p>240,78646</text:p>
          </table:table-cell>
          <table:table-cell table:style-name="ce9" table:formula="of:=AVERAGE([.G65:.G70])" office:value-type="float" office:value="240.864583333333" calcext:value-type="float">
            <text:p>240,86458</text:p>
          </table:table-cell>
          <table:table-cell table:style-name="ce9" table:formula="of:=AVERAGE([.H65:.H70])" office:value-type="float" office:value="238.177083333333" calcext:value-type="float">
            <text:p>238,17708</text:p>
          </table:table-cell>
          <table:table-cell table:style-name="ce9" table:formula="of:=AVERAGE([.I65:.I70])" office:value-type="float" office:value="249.447916666667" calcext:value-type="float">
            <text:p>249,44792</text:p>
          </table:table-cell>
          <table:table-cell table:style-name="ce10" office:value-type="float" office:value="61" calcext:value-type="float">
            <text:p>61</text:p>
          </table:table-cell>
          <table:table-cell table:style-name="ce11"/>
          <table:table-cell table:style-name="ce12" table:number-columns-repeated="1013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22:09:28</text:p>
          </table:table-cell>
          <table:table-cell office:value-type="float" office:value="10.046159" calcext:value-type="float">
            <text:p>10,046159</text:p>
          </table:table-cell>
          <table:table-cell office:value-type="float" office:value="79.444572" calcext:value-type="float">
            <text:p>79,444572</text:p>
          </table:table-cell>
          <table:table-cell office:value-type="float" office:value="947.200012" calcext:value-type="float">
            <text:p>947,200012</text:p>
          </table:table-cell>
          <table:table-cell office:value-type="float" office:value="240.9375" calcext:value-type="float">
            <text:p>240,9375</text:p>
          </table:table-cell>
          <table:table-cell office:value-type="float" office:value="241.0625" calcext:value-type="float">
            <text:p>241,0625</text:p>
          </table:table-cell>
          <table:table-cell office:value-type="float" office:value="238.375" calcext:value-type="float">
            <text:p>238,375</text:p>
          </table:table-cell>
          <table:table-cell office:value-type="float" office:value="248.59375" calcext:value-type="float">
            <text:p>248,5937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22:19:29</text:p>
          </table:table-cell>
          <table:table-cell office:value-type="float" office:value="9.990082" calcext:value-type="float">
            <text:p>9,990082</text:p>
          </table:table-cell>
          <table:table-cell office:value-type="float" office:value="79.368279" calcext:value-type="float">
            <text:p>79,368279</text:p>
          </table:table-cell>
          <table:table-cell office:value-type="float" office:value="947.200012" calcext:value-type="float">
            <text:p>947,200012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238.375" calcext:value-type="float">
            <text:p>238,375</text:p>
          </table:table-cell>
          <table:table-cell office:value-type="float" office:value="249.875" calcext:value-type="float">
            <text:p>249,87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22:29:30</text:p>
          </table:table-cell>
          <table:table-cell office:value-type="float" office:value="10.019455" calcext:value-type="float">
            <text:p>10,019455</text:p>
          </table:table-cell>
          <table:table-cell office:value-type="float" office:value="79.308769" calcext:value-type="float">
            <text:p>79,308769</text:p>
          </table:table-cell>
          <table:table-cell office:value-type="float" office:value="947.27002" calcext:value-type="float">
            <text:p>947,27002</text:p>
          </table:table-cell>
          <table:table-cell office:value-type="float" office:value="240.9375" calcext:value-type="float">
            <text:p>240,9375</text:p>
          </table:table-cell>
          <table:table-cell office:value-type="float" office:value="241" calcext:value-type="float">
            <text:p>241</text:p>
          </table:table-cell>
          <table:table-cell office:value-type="float" office:value="238.46875" calcext:value-type="float">
            <text:p>238,46875</text:p>
          </table:table-cell>
          <table:table-cell office:value-type="float" office:value="250" calcext:value-type="float">
            <text:p>250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22:39:30</text:p>
          </table:table-cell>
          <table:table-cell office:value-type="float" office:value="10.088883" calcext:value-type="float">
            <text:p>10,088883</text:p>
          </table:table-cell>
          <table:table-cell office:value-type="float" office:value="79.458305" calcext:value-type="float">
            <text:p>79,458305</text:p>
          </table:table-cell>
          <table:table-cell office:value-type="float" office:value="947.340027" calcext:value-type="float">
            <text:p>947,340027</text:p>
          </table:table-cell>
          <table:table-cell table:number-columns-repeated="2" office:value-type="float" office:value="240.96875" calcext:value-type="float">
            <text:p>240,96875</text:p>
          </table:table-cell>
          <table:table-cell office:value-type="float" office:value="238.375" calcext:value-type="float">
            <text:p>238,375</text:p>
          </table:table-cell>
          <table:table-cell office:value-type="float" office:value="249.8125" calcext:value-type="float">
            <text:p>249,812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22:49:31</text:p>
          </table:table-cell>
          <table:table-cell office:value-type="float" office:value="10.032807" calcext:value-type="float">
            <text:p>10,032807</text:p>
          </table:table-cell>
          <table:table-cell office:value-type="float" office:value="79.34539" calcext:value-type="float">
            <text:p>79,34539</text:p>
          </table:table-cell>
          <table:table-cell office:value-type="float" office:value="947.380005" calcext:value-type="float">
            <text:p>947,380005</text:p>
          </table:table-cell>
          <table:table-cell office:value-type="float" office:value="240.8125" calcext:value-type="float">
            <text:p>240,8125</text:p>
          </table:table-cell>
          <table:table-cell office:value-type="float" office:value="240.90625" calcext:value-type="float">
            <text:p>240,90625</text:p>
          </table:table-cell>
          <table:table-cell office:value-type="float" office:value="238.28125" calcext:value-type="float">
            <text:p>238,28125</text:p>
          </table:table-cell>
          <table:table-cell office:value-type="float" office:value="248.625" calcext:value-type="float">
            <text:p>248,62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22:59:32</text:p>
          </table:table-cell>
          <table:table-cell office:value-type="float" office:value="9.990082" calcext:value-type="float">
            <text:p>9,990082</text:p>
          </table:table-cell>
          <table:table-cell office:value-type="float" office:value="79.322502" calcext:value-type="float">
            <text:p>79,322502</text:p>
          </table:table-cell>
          <table:table-cell office:value-type="float" office:value="947.349976" calcext:value-type="float">
            <text:p>947,349976</text:p>
          </table:table-cell>
          <table:table-cell office:value-type="float" office:value="240.875" calcext:value-type="float">
            <text:p>240,875</text:p>
          </table:table-cell>
          <table:table-cell office:value-type="float" office:value="240.8125" calcext:value-type="float">
            <text:p>240,8125</text:p>
          </table:table-cell>
          <table:table-cell office:value-type="float" office:value="238.3125" calcext:value-type="float">
            <text:p>238,3125</text:p>
          </table:table-cell>
          <table:table-cell office:value-type="float" office:value="250.03125" calcext:value-type="float">
            <text:p>250,03125</text:p>
          </table:table-cell>
          <table:table-cell table:number-columns-repeated="1015"/>
        </table:table-row>
        <table:table-row table:style-name="ro1">
          <table:table-cell table:style-name="ce3" office:value-type="date" office:date-value="2018-01-05" calcext:value-type="date">
            <text:p>2018-01-05</text:p>
          </table:table-cell>
          <table:table-cell table:style-name="ce6" office:value-type="time" office:time-value="PT23H00M00S" calcext:value-type="time">
            <text:p>23:00:00</text:p>
          </table:table-cell>
          <table:table-cell table:style-name="ce7" table:formula="of:=AVERAGE([.C72:.C77])" office:value-type="float" office:value="10.0279113333333" calcext:value-type="float">
            <text:p>10,03</text:p>
          </table:table-cell>
          <table:table-cell table:style-name="ce7" table:formula="of:=AVERAGE([.D72:.D77])" office:value-type="float" office:value="79.3746361666667" calcext:value-type="float">
            <text:p>79,37</text:p>
          </table:table-cell>
          <table:table-cell table:style-name="ce8" table:formula="of:=AVERAGE([.E72:.E77])" office:value-type="float" office:value="947.290008666667" calcext:value-type="float">
            <text:p>947</text:p>
          </table:table-cell>
          <table:table-cell table:style-name="ce9" table:formula="of:=AVERAGE([.F72:.F77])" office:value-type="float" office:value="240.921875" calcext:value-type="float">
            <text:p>240,92188</text:p>
          </table:table-cell>
          <table:table-cell table:style-name="ce9" table:formula="of:=AVERAGE([.G72:.G77])" office:value-type="float" office:value="240.958333333333" calcext:value-type="float">
            <text:p>240,95833</text:p>
          </table:table-cell>
          <table:table-cell table:style-name="ce9" table:formula="of:=AVERAGE([.H72:.H77])" office:value-type="float" office:value="238.364583333333" calcext:value-type="float">
            <text:p>238,36458</text:p>
          </table:table-cell>
          <table:table-cell table:style-name="ce9" table:formula="of:=AVERAGE([.I72:.I77])" office:value-type="float" office:value="249.489583333333" calcext:value-type="float">
            <text:p>249,48958</text:p>
          </table:table-cell>
          <table:table-cell table:style-name="ce10" office:value-type="float" office:value="80" calcext:value-type="float">
            <text:p>80</text:p>
          </table:table-cell>
          <table:table-cell table:style-name="ce11"/>
          <table:table-cell table:style-name="ce12" table:number-columns-repeated="1013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23:09:33</text:p>
          </table:table-cell>
          <table:table-cell office:value-type="float" office:value="10.046159" calcext:value-type="float">
            <text:p>10,046159</text:p>
          </table:table-cell>
          <table:table-cell office:value-type="float" office:value="79.821472" calcext:value-type="float">
            <text:p>79,821472</text:p>
          </table:table-cell>
          <table:table-cell office:value-type="float" office:value="947.440002" calcext:value-type="float">
            <text:p>947,440002</text:p>
          </table:table-cell>
          <table:table-cell office:value-type="float" office:value="240.90625" calcext:value-type="float">
            <text:p>240,90625</text:p>
          </table:table-cell>
          <table:table-cell office:value-type="float" office:value="240.96875" calcext:value-type="float">
            <text:p>240,96875</text:p>
          </table:table-cell>
          <table:table-cell office:value-type="float" office:value="238.21875" calcext:value-type="float">
            <text:p>238,21875</text:p>
          </table:table-cell>
          <table:table-cell office:value-type="float" office:value="249.71875" calcext:value-type="float">
            <text:p>249,7187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23:19:33</text:p>
          </table:table-cell>
          <table:table-cell office:value-type="float" office:value="10.032807" calcext:value-type="float">
            <text:p>10,032807</text:p>
          </table:table-cell>
          <table:table-cell office:value-type="float" office:value="79.711601" calcext:value-type="float">
            <text:p>79,711601</text:p>
          </table:table-cell>
          <table:table-cell office:value-type="float" office:value="947.570007" calcext:value-type="float">
            <text:p>947,570007</text:p>
          </table:table-cell>
          <table:table-cell office:value-type="float" office:value="240.875" calcext:value-type="float">
            <text:p>240,875</text:p>
          </table:table-cell>
          <table:table-cell office:value-type="float" office:value="240.9375" calcext:value-type="float">
            <text:p>240,9375</text:p>
          </table:table-cell>
          <table:table-cell office:value-type="float" office:value="238.15625" calcext:value-type="float">
            <text:p>238,15625</text:p>
          </table:table-cell>
          <table:table-cell office:value-type="float" office:value="250.1875" calcext:value-type="float">
            <text:p>250,187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23:29:34</text:p>
          </table:table-cell>
          <table:table-cell office:value-type="float" office:value="10.032807" calcext:value-type="float">
            <text:p>10,032807</text:p>
          </table:table-cell>
          <table:table-cell office:value-type="float" office:value="79.797058" calcext:value-type="float">
            <text:p>79,797058</text:p>
          </table:table-cell>
          <table:table-cell office:value-type="float" office:value="947.559998" calcext:value-type="float">
            <text:p>947,559998</text:p>
          </table:table-cell>
          <table:table-cell office:value-type="float" office:value="240.90625" calcext:value-type="float">
            <text:p>240,90625</text:p>
          </table:table-cell>
          <table:table-cell office:value-type="float" office:value="240.84375" calcext:value-type="float">
            <text:p>240,84375</text:p>
          </table:table-cell>
          <table:table-cell office:value-type="float" office:value="238.125" calcext:value-type="float">
            <text:p>238,125</text:p>
          </table:table-cell>
          <table:table-cell office:value-type="float" office:value="249.71875" calcext:value-type="float">
            <text:p>249,7187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23:39:34</text:p>
          </table:table-cell>
          <table:table-cell office:value-type="float" office:value="9.947356" calcext:value-type="float">
            <text:p>9,947356</text:p>
          </table:table-cell>
          <table:table-cell office:value-type="float" office:value="79.874878" calcext:value-type="float">
            <text:p>79,874878</text:p>
          </table:table-cell>
          <table:table-cell office:value-type="float" office:value="947.590027" calcext:value-type="float">
            <text:p>947,590027</text:p>
          </table:table-cell>
          <table:table-cell table:number-columns-repeated="2" office:value-type="float" office:value="240.96875" calcext:value-type="float">
            <text:p>240,96875</text:p>
          </table:table-cell>
          <table:table-cell office:value-type="float" office:value="238.34375" calcext:value-type="float">
            <text:p>238,34375</text:p>
          </table:table-cell>
          <table:table-cell office:value-type="float" office:value="247.28125" calcext:value-type="float">
            <text:p>247,2812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23:49:35</text:p>
          </table:table-cell>
          <table:table-cell office:value-type="float" office:value="9.851225" calcext:value-type="float">
            <text:p>9,851225</text:p>
          </table:table-cell>
          <table:table-cell office:value-type="float" office:value="79.748222" calcext:value-type="float">
            <text:p>79,748222</text:p>
          </table:table-cell>
          <table:table-cell office:value-type="float" office:value="947.630005" calcext:value-type="float">
            <text:p>947,630005</text:p>
          </table:table-cell>
          <table:table-cell office:value-type="float" office:value="240.875" calcext:value-type="float">
            <text:p>240,875</text:p>
          </table:table-cell>
          <table:table-cell office:value-type="float" office:value="240.8125" calcext:value-type="float">
            <text:p>240,8125</text:p>
          </table:table-cell>
          <table:table-cell office:value-type="float" office:value="238.25" calcext:value-type="float">
            <text:p>238,25</text:p>
          </table:table-cell>
          <table:table-cell office:value-type="float" office:value="246.5" calcext:value-type="float">
            <text:p>246,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5</text:p>
          </table:table-cell>
          <table:table-cell table:style-name="ce5" office:value-type="string" calcext:value-type="string">
            <text:p>23:59:36</text:p>
          </table:table-cell>
          <table:table-cell office:value-type="float" office:value="9.907302" calcext:value-type="float">
            <text:p>9,907302</text:p>
          </table:table-cell>
          <table:table-cell office:value-type="float" office:value="80.073242" calcext:value-type="float">
            <text:p>80,073242</text:p>
          </table:table-cell>
          <table:table-cell office:value-type="float" office:value="947.650024" calcext:value-type="float">
            <text:p>947,650024</text:p>
          </table:table-cell>
          <table:table-cell table:number-columns-repeated="2" office:value-type="float" office:value="240.96875" calcext:value-type="float">
            <text:p>240,96875</text:p>
          </table:table-cell>
          <table:table-cell office:value-type="float" office:value="238.40625" calcext:value-type="float">
            <text:p>238,40625</text:p>
          </table:table-cell>
          <table:table-cell office:value-type="float" office:value="248" calcext:value-type="float">
            <text:p>248</text:p>
          </table:table-cell>
          <table:table-cell table:number-columns-repeated="1015"/>
        </table:table-row>
        <table:table-row table:style-name="ro1">
          <table:table-cell table:style-name="ce3" office:value-type="date" office:date-value="2018-01-06" calcext:value-type="date">
            <text:p>2018-01-06</text:p>
          </table:table-cell>
          <table:table-cell table:style-name="ce6" office:value-type="time" office:time-value="PT00H00M00S" calcext:value-type="time">
            <text:p>00:00:00</text:p>
          </table:table-cell>
          <table:table-cell table:style-name="ce7" table:formula="of:=AVERAGE([.C79:.C84])" office:value-type="float" office:value="9.96960933333333" calcext:value-type="float">
            <text:p>9,97</text:p>
          </table:table-cell>
          <table:table-cell table:style-name="ce7" table:formula="of:=AVERAGE([.D79:.D84])" office:value-type="float" office:value="79.8377455" calcext:value-type="float">
            <text:p>79,84</text:p>
          </table:table-cell>
          <table:table-cell table:style-name="ce8" table:formula="of:=AVERAGE([.E79:.E84])" office:value-type="float" office:value="947.573343833334" calcext:value-type="float">
            <text:p>948</text:p>
          </table:table-cell>
          <table:table-cell table:style-name="ce9" table:formula="of:=AVERAGE([.F79:.F84])" office:value-type="float" office:value="240.916666666667" calcext:value-type="float">
            <text:p>240,91667</text:p>
          </table:table-cell>
          <table:table-cell table:style-name="ce9" table:formula="of:=AVERAGE([.G79:.G84])" office:value-type="float" office:value="240.916666666667" calcext:value-type="float">
            <text:p>240,91667</text:p>
          </table:table-cell>
          <table:table-cell table:style-name="ce9" table:formula="of:=AVERAGE([.H79:.H84])" office:value-type="float" office:value="238.25" calcext:value-type="float">
            <text:p>238,25000</text:p>
          </table:table-cell>
          <table:table-cell table:style-name="ce9" table:formula="of:=AVERAGE([.I79:.I84])" office:value-type="float" office:value="248.567708333333" calcext:value-type="float">
            <text:p>248,56771</text:p>
          </table:table-cell>
          <table:table-cell table:style-name="ce10" office:value-type="float" office:value="87" calcext:value-type="float">
            <text:p>87</text:p>
          </table:table-cell>
          <table:table-cell table:style-name="ce11"/>
          <table:table-cell table:style-name="ce12" table:number-columns-repeated="1013"/>
        </table:table-row>
        <table:table-row table:style-name="ro1" table:visibility="filter">
          <table:table-cell office:value-type="string" calcext:value-type="string">
            <text:p>2018-01-06</text:p>
          </table:table-cell>
          <table:table-cell table:style-name="ce5" office:value-type="string" calcext:value-type="string">
            <text:p>00:09:36</text:p>
          </table:table-cell>
          <table:table-cell office:value-type="float" office:value="9.835202" calcext:value-type="float">
            <text:p>9,835202</text:p>
          </table:table-cell>
          <table:table-cell office:value-type="float" office:value="80.373848" calcext:value-type="float">
            <text:p>80,373848</text:p>
          </table:table-cell>
          <table:table-cell office:value-type="float" office:value="947.669983" calcext:value-type="float">
            <text:p>947,669983</text:p>
          </table:table-cell>
          <table:table-cell office:value-type="float" office:value="240.875" calcext:value-type="float">
            <text:p>240,875</text:p>
          </table:table-cell>
          <table:table-cell office:value-type="float" office:value="240.8125" calcext:value-type="float">
            <text:p>240,8125</text:p>
          </table:table-cell>
          <table:table-cell office:value-type="float" office:value="238.375" calcext:value-type="float">
            <text:p>238,375</text:p>
          </table:table-cell>
          <table:table-cell office:value-type="float" office:value="246.5" calcext:value-type="float">
            <text:p>246,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6</text:p>
          </table:table-cell>
          <table:table-cell table:style-name="ce5" office:value-type="string" calcext:value-type="string">
            <text:p>00:19:37</text:p>
          </table:table-cell>
          <table:table-cell office:value-type="float" office:value="9.779125" calcext:value-type="float">
            <text:p>9,779125</text:p>
          </table:table-cell>
          <table:table-cell office:value-type="float" office:value="80.886551" calcext:value-type="float">
            <text:p>80,886551</text:p>
          </table:table-cell>
          <table:table-cell office:value-type="float" office:value="947.640015" calcext:value-type="float">
            <text:p>947,640015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238.1875" calcext:value-type="float">
            <text:p>238,1875</text:p>
          </table:table-cell>
          <table:table-cell office:value-type="float" office:value="247.6875" calcext:value-type="float">
            <text:p>247,687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6</text:p>
          </table:table-cell>
          <table:table-cell table:style-name="ce5" office:value-type="string" calcext:value-type="string">
            <text:p>00:29:38</text:p>
          </table:table-cell>
          <table:table-cell office:value-type="float" office:value="9.594873" calcext:value-type="float">
            <text:p>9,594873</text:p>
          </table:table-cell>
          <table:table-cell office:value-type="float" office:value="80.434883" calcext:value-type="float">
            <text:p>80,434883</text:p>
          </table:table-cell>
          <table:table-cell office:value-type="float" office:value="947.539978" calcext:value-type="float">
            <text:p>947,539978</text:p>
          </table:table-cell>
          <table:table-cell office:value-type="float" office:value="240.6875" calcext:value-type="float">
            <text:p>240,6875</text:p>
          </table:table-cell>
          <table:table-cell office:value-type="float" office:value="240.59375" calcext:value-type="float">
            <text:p>240,59375</text:p>
          </table:table-cell>
          <table:table-cell office:value-type="float" office:value="238.1875" calcext:value-type="float">
            <text:p>238,1875</text:p>
          </table:table-cell>
          <table:table-cell office:value-type="float" office:value="245.8125" calcext:value-type="float">
            <text:p>245,812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6</text:p>
          </table:table-cell>
          <table:table-cell table:style-name="ce5" office:value-type="string" calcext:value-type="string">
            <text:p>00:39:38</text:p>
          </table:table-cell>
          <table:table-cell office:value-type="float" office:value="9.442664" calcext:value-type="float">
            <text:p>9,442664</text:p>
          </table:table-cell>
          <table:table-cell office:value-type="float" office:value="80.686653" calcext:value-type="float">
            <text:p>80,686653</text:p>
          </table:table-cell>
          <table:table-cell office:value-type="float" office:value="947.52002" calcext:value-type="float">
            <text:p>947,52002</text:p>
          </table:table-cell>
          <table:table-cell office:value-type="float" office:value="240.5" calcext:value-type="float">
            <text:p>240,5</text:p>
          </table:table-cell>
          <table:table-cell office:value-type="float" office:value="240.46875" calcext:value-type="float">
            <text:p>240,46875</text:p>
          </table:table-cell>
          <table:table-cell office:value-type="float" office:value="237.96875" calcext:value-type="float">
            <text:p>237,96875</text:p>
          </table:table-cell>
          <table:table-cell office:value-type="float" office:value="246.21875" calcext:value-type="float">
            <text:p>246,2187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6</text:p>
          </table:table-cell>
          <table:table-cell table:style-name="ce5" office:value-type="string" calcext:value-type="string">
            <text:p>00:49:39</text:p>
          </table:table-cell>
          <table:table-cell office:value-type="float" office:value="9.33051" calcext:value-type="float">
            <text:p>9,33051</text:p>
          </table:table-cell>
          <table:table-cell office:value-type="float" office:value="81.193253" calcext:value-type="float">
            <text:p>81,193253</text:p>
          </table:table-cell>
          <table:table-cell office:value-type="float" office:value="947.52002" calcext:value-type="float">
            <text:p>947,52002</text:p>
          </table:table-cell>
          <table:table-cell office:value-type="float" office:value="240.96875" calcext:value-type="float">
            <text:p>240,96875</text:p>
          </table:table-cell>
          <table:table-cell office:value-type="float" office:value="241.03125" calcext:value-type="float">
            <text:p>241,03125</text:p>
          </table:table-cell>
          <table:table-cell office:value-type="float" office:value="238.1875" calcext:value-type="float">
            <text:p>238,1875</text:p>
          </table:table-cell>
          <table:table-cell office:value-type="float" office:value="248.09375" calcext:value-type="float">
            <text:p>248,0937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6</text:p>
          </table:table-cell>
          <table:table-cell table:style-name="ce5" office:value-type="string" calcext:value-type="string">
            <text:p>00:59:40</text:p>
          </table:table-cell>
          <table:table-cell office:value-type="float" office:value="9.258411" calcext:value-type="float">
            <text:p>9,258411</text:p>
          </table:table-cell>
          <table:table-cell office:value-type="float" office:value="81.477074" calcext:value-type="float">
            <text:p>81,477074</text:p>
          </table:table-cell>
          <table:table-cell office:value-type="float" office:value="947.51001" calcext:value-type="float">
            <text:p>947,51001</text:p>
          </table:table-cell>
          <table:table-cell table:number-columns-repeated="2" office:value-type="float" office:value="240.9375" calcext:value-type="float">
            <text:p>240,9375</text:p>
          </table:table-cell>
          <table:table-cell office:value-type="float" office:value="238.28125" calcext:value-type="float">
            <text:p>238,28125</text:p>
          </table:table-cell>
          <table:table-cell office:value-type="float" office:value="245.53125" calcext:value-type="float">
            <text:p>245,53125</text:p>
          </table:table-cell>
          <table:table-cell table:number-columns-repeated="1015"/>
        </table:table-row>
        <table:table-row table:style-name="ro1">
          <table:table-cell table:style-name="ce3" office:value-type="date" office:date-value="2018-01-06" calcext:value-type="date">
            <text:p>2018-01-06</text:p>
          </table:table-cell>
          <table:table-cell table:style-name="ce6" office:value-type="time" office:time-value="PT01H00M00S" calcext:value-type="time">
            <text:p>01:00:00</text:p>
          </table:table-cell>
          <table:table-cell table:style-name="ce7" table:formula="of:=AVERAGE([.C86:.C91])" office:value-type="float" office:value="9.54013083333333" calcext:value-type="float">
            <text:p>9,54</text:p>
          </table:table-cell>
          <table:table-cell table:style-name="ce7" table:formula="of:=AVERAGE([.D86:.D91])" office:value-type="float" office:value="80.8420436666667" calcext:value-type="float">
            <text:p>80,84</text:p>
          </table:table-cell>
          <table:table-cell table:style-name="ce8" table:formula="of:=AVERAGE([.E86:.E91])" office:value-type="float" office:value="947.566671" calcext:value-type="float">
            <text:p>948</text:p>
          </table:table-cell>
          <table:table-cell table:style-name="ce9" table:formula="of:=AVERAGE([.F86:.F91])" office:value-type="float" office:value="240.828125" calcext:value-type="float">
            <text:p>240,82813</text:p>
          </table:table-cell>
          <table:table-cell table:style-name="ce9" table:formula="of:=AVERAGE([.G86:.G91])" office:value-type="float" office:value="240.807291666667" calcext:value-type="float">
            <text:p>240,80729</text:p>
          </table:table-cell>
          <table:table-cell table:style-name="ce9" table:formula="of:=AVERAGE([.H86:.H91])" office:value-type="float" office:value="238.197916666667" calcext:value-type="float">
            <text:p>238,19792</text:p>
          </table:table-cell>
          <table:table-cell table:style-name="ce9" table:formula="of:=AVERAGE([.I86:.I91])" office:value-type="float" office:value="246.640625" calcext:value-type="float">
            <text:p>246,64063</text:p>
          </table:table-cell>
          <table:table-cell table:style-name="ce10" office:value-type="float" office:value="76" calcext:value-type="float">
            <text:p>76</text:p>
          </table:table-cell>
          <table:table-cell table:style-name="ce11"/>
          <table:table-cell table:style-name="ce12" table:number-columns-repeated="1013"/>
        </table:table-row>
        <table:table-row table:style-name="ro1" table:visibility="filter">
          <table:table-cell office:value-type="string" calcext:value-type="string">
            <text:p>2018-01-06</text:p>
          </table:table-cell>
          <table:table-cell table:style-name="ce5" office:value-type="string" calcext:value-type="string">
            <text:p>01:09:40</text:p>
          </table:table-cell>
          <table:table-cell office:value-type="float" office:value="9.258411" calcext:value-type="float">
            <text:p>9,258411</text:p>
          </table:table-cell>
          <table:table-cell office:value-type="float" office:value="81.490807" calcext:value-type="float">
            <text:p>81,490807</text:p>
          </table:table-cell>
          <table:table-cell office:value-type="float" office:value="947.51001" calcext:value-type="float">
            <text:p>947,51001</text:p>
          </table:table-cell>
          <table:table-cell office:value-type="float" office:value="240.78125" calcext:value-type="float">
            <text:p>240,78125</text:p>
          </table:table-cell>
          <table:table-cell office:value-type="float" office:value="240.8125" calcext:value-type="float">
            <text:p>240,8125</text:p>
          </table:table-cell>
          <table:table-cell office:value-type="float" office:value="238.21875" calcext:value-type="float">
            <text:p>238,21875</text:p>
          </table:table-cell>
          <table:table-cell office:value-type="float" office:value="248.5" calcext:value-type="float">
            <text:p>248,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6</text:p>
          </table:table-cell>
          <table:table-cell table:style-name="ce5" office:value-type="string" calcext:value-type="string">
            <text:p>01:19:41</text:p>
          </table:table-cell>
          <table:table-cell office:value-type="float" office:value="9.119555" calcext:value-type="float">
            <text:p>9,119555</text:p>
          </table:table-cell>
          <table:table-cell office:value-type="float" office:value="82.160675" calcext:value-type="float">
            <text:p>82,160675</text:p>
          </table:table-cell>
          <table:table-cell office:value-type="float" office:value="947.650024" calcext:value-type="float">
            <text:p>947,650024</text:p>
          </table:table-cell>
          <table:table-cell office:value-type="float" office:value="241.03125" calcext:value-type="float">
            <text:p>241,03125</text:p>
          </table:table-cell>
          <table:table-cell office:value-type="float" office:value="240.9375" calcext:value-type="float">
            <text:p>240,9375</text:p>
          </table:table-cell>
          <table:table-cell office:value-type="float" office:value="238.21875" calcext:value-type="float">
            <text:p>238,21875</text:p>
          </table:table-cell>
          <table:table-cell office:value-type="float" office:value="246.40625" calcext:value-type="float">
            <text:p>246,4062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6</text:p>
          </table:table-cell>
          <table:table-cell table:style-name="ce5" office:value-type="string" calcext:value-type="string">
            <text:p>01:29:42</text:p>
          </table:table-cell>
          <table:table-cell office:value-type="float" office:value="9.063478" calcext:value-type="float">
            <text:p>9,063478</text:p>
          </table:table-cell>
          <table:table-cell office:value-type="float" office:value="81.843292" calcext:value-type="float">
            <text:p>81,843292</text:p>
          </table:table-cell>
          <table:table-cell office:value-type="float" office:value="947.76001" calcext:value-type="float">
            <text:p>947,76001</text:p>
          </table:table-cell>
          <table:table-cell office:value-type="float" office:value="240.6875" calcext:value-type="float">
            <text:p>240,6875</text:p>
          </table:table-cell>
          <table:table-cell office:value-type="float" office:value="240.5625" calcext:value-type="float">
            <text:p>240,5625</text:p>
          </table:table-cell>
          <table:table-cell office:value-type="float" office:value="238.15625" calcext:value-type="float">
            <text:p>238,15625</text:p>
          </table:table-cell>
          <table:table-cell office:value-type="float" office:value="245.09375" calcext:value-type="float">
            <text:p>245,0937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6</text:p>
          </table:table-cell>
          <table:table-cell table:style-name="ce5" office:value-type="string" calcext:value-type="string">
            <text:p>01:39:42</text:p>
          </table:table-cell>
          <table:table-cell office:value-type="float" office:value="9.301137" calcext:value-type="float">
            <text:p>9,301137</text:p>
          </table:table-cell>
          <table:table-cell office:value-type="float" office:value="81.762421" calcext:value-type="float">
            <text:p>81,762421</text:p>
          </table:table-cell>
          <table:table-cell office:value-type="float" office:value="947.690002" calcext:value-type="float">
            <text:p>947,690002</text:p>
          </table:table-cell>
          <table:table-cell table:number-columns-repeated="2" office:value-type="float" office:value="241.28125" calcext:value-type="float">
            <text:p>241,28125</text:p>
          </table:table-cell>
          <table:table-cell office:value-type="float" office:value="238.3125" calcext:value-type="float">
            <text:p>238,3125</text:p>
          </table:table-cell>
          <table:table-cell office:value-type="float" office:value="253.03125" calcext:value-type="float">
            <text:p>253,0312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6</text:p>
          </table:table-cell>
          <table:table-cell table:style-name="ce5" office:value-type="string" calcext:value-type="string">
            <text:p>01:49:43</text:p>
          </table:table-cell>
          <table:table-cell office:value-type="float" office:value="9.258411" calcext:value-type="float">
            <text:p>9,258411</text:p>
          </table:table-cell>
          <table:table-cell office:value-type="float" office:value="81.258873" calcext:value-type="float">
            <text:p>81,258873</text:p>
          </table:table-cell>
          <table:table-cell office:value-type="float" office:value="947.76001" calcext:value-type="float">
            <text:p>947,76001</text:p>
          </table:table-cell>
          <table:table-cell office:value-type="float" office:value="240.875" calcext:value-type="float">
            <text:p>240,875</text:p>
          </table:table-cell>
          <table:table-cell office:value-type="float" office:value="240.78125" calcext:value-type="float">
            <text:p>240,78125</text:p>
          </table:table-cell>
          <table:table-cell office:value-type="float" office:value="238.15625" calcext:value-type="float">
            <text:p>238,15625</text:p>
          </table:table-cell>
          <table:table-cell office:value-type="float" office:value="253.1875" calcext:value-type="float">
            <text:p>253,187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6</text:p>
          </table:table-cell>
          <table:table-cell table:style-name="ce5" office:value-type="string" calcext:value-type="string">
            <text:p>01:59:44</text:p>
          </table:table-cell>
          <table:table-cell office:value-type="float" office:value="9.175632" calcext:value-type="float">
            <text:p>9,175632</text:p>
          </table:table-cell>
          <table:table-cell office:value-type="float" office:value="81.560997" calcext:value-type="float">
            <text:p>81,560997</text:p>
          </table:table-cell>
          <table:table-cell office:value-type="float" office:value="947.77002" calcext:value-type="float">
            <text:p>947,77002</text:p>
          </table:table-cell>
          <table:table-cell office:value-type="float" office:value="240.96875" calcext:value-type="float">
            <text:p>240,96875</text:p>
          </table:table-cell>
          <table:table-cell office:value-type="float" office:value="241" calcext:value-type="float">
            <text:p>241</text:p>
          </table:table-cell>
          <table:table-cell office:value-type="float" office:value="238.1875" calcext:value-type="float">
            <text:p>238,1875</text:p>
          </table:table-cell>
          <table:table-cell office:value-type="float" office:value="244.5625" calcext:value-type="float">
            <text:p>244,5625</text:p>
          </table:table-cell>
          <table:table-cell table:number-columns-repeated="1015"/>
        </table:table-row>
        <table:table-row table:style-name="ro1">
          <table:table-cell table:style-name="ce3" office:value-type="date" office:date-value="2018-01-06" calcext:value-type="date">
            <text:p>2018-01-06</text:p>
          </table:table-cell>
          <table:table-cell table:style-name="ce6" office:value-type="time" office:time-value="PT02H00M00S" calcext:value-type="time">
            <text:p>02:00:00</text:p>
          </table:table-cell>
          <table:table-cell table:style-name="ce7" table:formula="of:=AVERAGE([.C93:.C98])" office:value-type="float" office:value="9.196104" calcext:value-type="float">
            <text:p>9,20</text:p>
          </table:table-cell>
          <table:table-cell table:style-name="ce7" table:formula="of:=AVERAGE([.D93:.D98])" office:value-type="float" office:value="81.6795108333333" calcext:value-type="float">
            <text:p>81,68</text:p>
          </table:table-cell>
          <table:table-cell table:style-name="ce8" table:formula="of:=AVERAGE([.E93:.E98])" office:value-type="float" office:value="947.690012666667" calcext:value-type="float">
            <text:p>948</text:p>
          </table:table-cell>
          <table:table-cell table:style-name="ce9" table:formula="of:=AVERAGE([.F93:.F98])" office:value-type="float" office:value="240.9375" calcext:value-type="float">
            <text:p>240,93750</text:p>
          </table:table-cell>
          <table:table-cell table:style-name="ce9" table:formula="of:=AVERAGE([.G93:.G98])" office:value-type="float" office:value="240.895833333333" calcext:value-type="float">
            <text:p>240,89583</text:p>
          </table:table-cell>
          <table:table-cell table:style-name="ce9" table:formula="of:=AVERAGE([.H93:.H98])" office:value-type="float" office:value="238.208333333333" calcext:value-type="float">
            <text:p>238,20833</text:p>
          </table:table-cell>
          <table:table-cell table:style-name="ce9" table:formula="of:=AVERAGE([.I93:.I98])" office:value-type="float" office:value="248.463541666667" calcext:value-type="float">
            <text:p>248,46354</text:p>
          </table:table-cell>
          <table:table-cell table:style-name="ce10" office:value-type="float" office:value="69" calcext:value-type="float">
            <text:p>69</text:p>
          </table:table-cell>
          <table:table-cell table:style-name="ce11"/>
          <table:table-cell table:style-name="ce12" table:number-columns-repeated="1013"/>
        </table:table-row>
        <table:table-row table:style-name="ro1" table:visibility="filter">
          <table:table-cell office:value-type="string" calcext:value-type="string">
            <text:p>2018-01-06</text:p>
          </table:table-cell>
          <table:table-cell table:style-name="ce5" office:value-type="string" calcext:value-type="string">
            <text:p>02:09:44</text:p>
          </table:table-cell>
          <table:table-cell office:value-type="float" office:value="9.24506" calcext:value-type="float">
            <text:p>9,24506</text:p>
          </table:table-cell>
          <table:table-cell office:value-type="float" office:value="81.353477" calcext:value-type="float">
            <text:p>81,353477</text:p>
          </table:table-cell>
          <table:table-cell office:value-type="float" office:value="947.799988" calcext:value-type="float">
            <text:p>947,799988</text:p>
          </table:table-cell>
          <table:table-cell office:value-type="float" office:value="240.9375" calcext:value-type="float">
            <text:p>240,9375</text:p>
          </table:table-cell>
          <table:table-cell office:value-type="float" office:value="240.8125" calcext:value-type="float">
            <text:p>240,8125</text:p>
          </table:table-cell>
          <table:table-cell office:value-type="float" office:value="238.28125" calcext:value-type="float">
            <text:p>238,28125</text:p>
          </table:table-cell>
          <table:table-cell office:value-type="float" office:value="244.125" calcext:value-type="float">
            <text:p>244,12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6</text:p>
          </table:table-cell>
          <table:table-cell table:style-name="ce5" office:value-type="string" calcext:value-type="string">
            <text:p>02:19:45</text:p>
          </table:table-cell>
          <table:table-cell office:value-type="float" office:value="9.202334" calcext:value-type="float">
            <text:p>9,202334</text:p>
          </table:table-cell>
          <table:table-cell office:value-type="float" office:value="82.113373" calcext:value-type="float">
            <text:p>82,113373</text:p>
          </table:table-cell>
          <table:table-cell office:value-type="float" office:value="947.719971" calcext:value-type="float">
            <text:p>947,719971</text:p>
          </table:table-cell>
          <table:table-cell office:value-type="float" office:value="240.96875" calcext:value-type="float">
            <text:p>240,96875</text:p>
          </table:table-cell>
          <table:table-cell office:value-type="float" office:value="241" calcext:value-type="float">
            <text:p>241</text:p>
          </table:table-cell>
          <table:table-cell office:value-type="float" office:value="238.28125" calcext:value-type="float">
            <text:p>238,28125</text:p>
          </table:table-cell>
          <table:table-cell office:value-type="float" office:value="245.6875" calcext:value-type="float">
            <text:p>245,687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6</text:p>
          </table:table-cell>
          <table:table-cell table:style-name="ce5" office:value-type="string" calcext:value-type="string">
            <text:p>02:29:45</text:p>
          </table:table-cell>
          <table:table-cell office:value-type="float" office:value="9.119555" calcext:value-type="float">
            <text:p>9,119555</text:p>
          </table:table-cell>
          <table:table-cell office:value-type="float" office:value="82.577248" calcext:value-type="float">
            <text:p>82,577248</text:p>
          </table:table-cell>
          <table:table-cell office:value-type="float" office:value="947.919983" calcext:value-type="float">
            <text:p>947,919983</text:p>
          </table:table-cell>
          <table:table-cell office:value-type="float" office:value="240.875" calcext:value-type="float">
            <text:p>240,875</text:p>
          </table:table-cell>
          <table:table-cell office:value-type="float" office:value="240.78125" calcext:value-type="float">
            <text:p>240,78125</text:p>
          </table:table-cell>
          <table:table-cell office:value-type="float" office:value="238.125" calcext:value-type="float">
            <text:p>238,125</text:p>
          </table:table-cell>
          <table:table-cell office:value-type="float" office:value="243.8125" calcext:value-type="float">
            <text:p>243,812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6</text:p>
          </table:table-cell>
          <table:table-cell table:style-name="ce5" office:value-type="string" calcext:value-type="string">
            <text:p>02:39:46</text:p>
          </table:table-cell>
          <table:table-cell office:value-type="float" office:value="9.175632" calcext:value-type="float">
            <text:p>9,175632</text:p>
          </table:table-cell>
          <table:table-cell office:value-type="float" office:value="82.302589" calcext:value-type="float">
            <text:p>82,302589</text:p>
          </table:table-cell>
          <table:table-cell office:value-type="float" office:value="947.809998" calcext:value-type="float">
            <text:p>947,809998</text:p>
          </table:table-cell>
          <table:table-cell office:value-type="float" office:value="240.75" calcext:value-type="float">
            <text:p>240,75</text:p>
          </table:table-cell>
          <table:table-cell office:value-type="float" office:value="240.625" calcext:value-type="float">
            <text:p>240,625</text:p>
          </table:table-cell>
          <table:table-cell office:value-type="float" office:value="238.09375" calcext:value-type="float">
            <text:p>238,09375</text:p>
          </table:table-cell>
          <table:table-cell office:value-type="float" office:value="243.34375" calcext:value-type="float">
            <text:p>243,3437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6</text:p>
          </table:table-cell>
          <table:table-cell table:style-name="ce5" office:value-type="string" calcext:value-type="string">
            <text:p>02:49:47</text:p>
          </table:table-cell>
          <table:table-cell office:value-type="float" office:value="9.218356" calcext:value-type="float">
            <text:p>9,218356</text:p>
          </table:table-cell>
          <table:table-cell office:value-type="float" office:value="81.481651" calcext:value-type="float">
            <text:p>81,481651</text:p>
          </table:table-cell>
          <table:table-cell office:value-type="float" office:value="947.700012" calcext:value-type="float">
            <text:p>947,700012</text:p>
          </table:table-cell>
          <table:table-cell office:value-type="float" office:value="241.09375" calcext:value-type="float">
            <text:p>241,09375</text:p>
          </table:table-cell>
          <table:table-cell office:value-type="float" office:value="240.96875" calcext:value-type="float">
            <text:p>240,96875</text:p>
          </table:table-cell>
          <table:table-cell office:value-type="float" office:value="237.96875" calcext:value-type="float">
            <text:p>237,96875</text:p>
          </table:table-cell>
          <table:table-cell office:value-type="float" office:value="244.375" calcext:value-type="float">
            <text:p>244,375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2018-01-06</text:p>
          </table:table-cell>
          <table:table-cell table:style-name="ce5" office:value-type="string" calcext:value-type="string">
            <text:p>02:59:48</text:p>
          </table:table-cell>
          <table:table-cell office:value-type="float" office:value="9.24506" calcext:value-type="float">
            <text:p>9,24506</text:p>
          </table:table-cell>
          <table:table-cell office:value-type="float" office:value="81.007095" calcext:value-type="float">
            <text:p>81,007095</text:p>
          </table:table-cell>
          <table:table-cell office:value-type="float" office:value="947.590027" calcext:value-type="float">
            <text:p>947,590027</text:p>
          </table:table-cell>
          <table:table-cell office:value-type="float" office:value="240.6875" calcext:value-type="float">
            <text:p>240,6875</text:p>
          </table:table-cell>
          <table:table-cell office:value-type="float" office:value="240.5625" calcext:value-type="float">
            <text:p>240,5625</text:p>
          </table:table-cell>
          <table:table-cell office:value-type="float" office:value="238.09375" calcext:value-type="float">
            <text:p>238,09375</text:p>
          </table:table-cell>
          <table:table-cell office:value-type="float" office:value="243.96875" calcext:value-type="float">
            <text:p>243,96875</text:p>
          </table:table-cell>
          <table:table-cell table:number-columns-repeated="1015"/>
        </table:table-row>
        <table:table-row table:style-name="ro1">
          <table:table-cell table:style-name="ce3" office:value-type="date" office:date-value="2018-01-06" calcext:value-type="date">
            <text:p>2018-01-06</text:p>
          </table:table-cell>
          <table:table-cell table:style-name="ce6" office:value-type="time" office:time-value="PT03H00M00S" calcext:value-type="time">
            <text:p>03:00:00</text:p>
          </table:table-cell>
          <table:table-cell table:style-name="ce7" table:formula="of:=AVERAGE([.C100:.C105])" office:value-type="float" office:value="9.2009995" calcext:value-type="float">
            <text:p>9,20</text:p>
          </table:table-cell>
          <table:table-cell table:style-name="ce7" table:formula="of:=AVERAGE([.D100:.D105])" office:value-type="float" office:value="81.8059055" calcext:value-type="float">
            <text:p>81,81</text:p>
          </table:table-cell>
          <table:table-cell table:style-name="ce8" table:formula="of:=AVERAGE([.E100:.E105])" office:value-type="float" office:value="947.756663166667" calcext:value-type="float">
            <text:p>948</text:p>
          </table:table-cell>
          <table:table-cell table:style-name="ce9" table:formula="of:=AVERAGE([.F100:.F105])" office:value-type="float" office:value="240.885416666667" calcext:value-type="float">
            <text:p>240,88542</text:p>
          </table:table-cell>
          <table:table-cell table:style-name="ce9" table:formula="of:=AVERAGE([.G100:.G105])" office:value-type="float" office:value="240.791666666667" calcext:value-type="float">
            <text:p>240,79167</text:p>
          </table:table-cell>
          <table:table-cell table:style-name="ce9" table:formula="of:=AVERAGE([.H100:.H105])" office:value-type="float" office:value="238.140625" calcext:value-type="float">
            <text:p>238,14063</text:p>
          </table:table-cell>
          <table:table-cell table:style-name="ce9" table:formula="of:=AVERAGE([.I100:.I105])" office:value-type="float" office:value="244.21875" calcext:value-type="float">
            <text:p>244,21875</text:p>
          </table:table-cell>
          <table:table-cell table:style-name="ce10" office:value-type="float" office:value="57" calcext:value-type="float">
            <text:p>57</text:p>
          </table:table-cell>
          <table:table-cell table:style-name="ce11"/>
          <table:table-cell table:style-name="ce12"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6">
          <table:table-cell/>
          <table:table-cell table:style-name="ce2" table:number-columns-repeated="5"/>
          <table:table-cell table:number-columns-repeated="1018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sor-0" table:style-name="ta1">
        <table:table-column table:style-name="co7" table:number-columns-repeated="2" table:default-cell-style-name="ce13"/>
        <table:table-column table:style-name="co5" table:number-columns-repeated="2" table:default-cell-style-name="ce17"/>
        <table:table-column table:style-name="co8" table:default-cell-style-name="ce19"/>
        <table:table-column table:style-name="co2" table:default-cell-style-name="ce21"/>
        <table:table-column table:style-name="co3" table:default-cell-style-name="Default"/>
        <table:table-column table:style-name="co9" table:number-columns-repeated="5" table:default-cell-style-name="Default"/>
        <table:table-row table:style-name="ro1">
          <table:table-cell table:style-name="ce25" office:value-type="string" calcext:value-type="string">
            <text:p>t</text:p>
          </table:table-cell>
          <table:table-cell table:style-name="ce25" office:value-type="string" calcext:value-type="string">
            <text:p>h</text:p>
          </table:table-cell>
          <table:table-cell table:style-name="ce25" office:value-type="string" calcext:value-type="string">
            <text:p>ae</text:p>
          </table:table-cell>
          <table:table-cell table:style-name="ce25" office:value-type="string" calcext:value-type="string">
            <text:p>we</text:p>
          </table:table-cell>
          <table:table-cell table:style-name="ce18" office:value-type="string" calcext:value-type="string">
            <text:p>no2</text:p>
          </table:table-cell>
          <table:table-cell table:style-name="ce20" office:value-type="string" calcext:value-type="string">
            <text:p>calulated</text:p>
          </table:table-cell>
          <table:table-cell/>
          <table:table-cell table:style-name="ce25" office:value-type="string" calcext:value-type="string">
            <text:p>bT</text:p>
          </table:table-cell>
          <table:table-cell table:style-name="ce25" office:value-type="string" calcext:value-type="string">
            <text:p>bH</text:p>
          </table:table-cell>
          <table:table-cell table:style-name="ce25" office:value-type="string" calcext:value-type="string">
            <text:p>bAE0</text:p>
          </table:table-cell>
          <table:table-cell table:style-name="ce25" office:value-type="string" calcext:value-type="string">
            <text:p>bWE0</text:p>
          </table:table-cell>
          <table:table-cell table:style-name="ce25" office:value-type="string" calcext:value-type="string">
            <text:p>b</text:p>
          </table:table-cell>
        </table:table-row>
        <table:table-row table:style-name="ro1">
          <table:table-cell office:value-type="float" office:value="11.8183666666667" calcext:value-type="float">
            <text:p>11,82</text:p>
          </table:table-cell>
          <table:table-cell office:value-type="float" office:value="74.7053743333333" calcext:value-type="float">
            <text:p>74,71</text:p>
          </table:table-cell>
          <table:table-cell office:value-type="float" office:value="240.375" calcext:value-type="float">
            <text:p>240,37500</text:p>
          </table:table-cell>
          <table:table-cell office:value-type="float" office:value="240.6875" calcext:value-type="float">
            <text:p>240,68750</text:p>
          </table:table-cell>
          <table:table-cell office:value-type="float" office:value="140" calcext:value-type="float">
            <text:p>140</text:p>
          </table:table-cell>
          <table:table-cell table:formula="of:=[.A2]*[.H2]+[.B2]*[.I2]+[.C2]*[.J2]+[.D2]*[.K2]+[.L2]" office:value-type="float" office:value="129.893394730448" calcext:value-type="float">
            <text:p>129,893394730448</text:p>
          </table:table-cell>
          <table:table-cell/>
          <table:table-cell table:formula="of:=[.D15]" office:value-type="float" office:value="18.6202182158794" calcext:value-type="float">
            <text:p>18,6202182158794</text:p>
          </table:table-cell>
          <table:table-cell table:formula="of:=[.C15]" office:value-type="float" office:value="-3.04613572624249" calcext:value-type="float">
            <text:p>-3,04613572624249</text:p>
          </table:table-cell>
          <table:table-cell table:formula="of:=[.B15]" office:value-type="float" office:value="4.4318794140123" calcext:value-type="float">
            <text:p>4,4318794140123</text:p>
          </table:table-cell>
          <table:table-cell table:formula="of:=[.A15]" office:value-type="float" office:value="-12.2698290284285" calcext:value-type="float">
            <text:p>-12,2698290284285</text:p>
          </table:table-cell>
          <table:table-cell table:formula="of:=[.E15]" office:value-type="float" office:value="2025.2769982776" calcext:value-type="float">
            <text:p>2025,2769982776</text:p>
          </table:table-cell>
        </table:table-row>
        <table:table-row table:style-name="ro1">
          <table:table-cell office:value-type="float" office:value="11.6194273333333" calcext:value-type="float">
            <text:p>11,62</text:p>
          </table:table-cell>
          <table:table-cell office:value-type="float" office:value="76.8444341666667" calcext:value-type="float">
            <text:p>76,84</text:p>
          </table:table-cell>
          <table:table-cell office:value-type="float" office:value="240.765625" calcext:value-type="float">
            <text:p>240,76563</text:p>
          </table:table-cell>
          <table:table-cell office:value-type="float" office:value="241.192708333333" calcext:value-type="float">
            <text:p>241,19271</text:p>
          </table:table-cell>
          <table:table-cell office:value-type="float" office:value="107" calcext:value-type="float">
            <text:p>107</text:p>
          </table:table-cell>
          <table:table-cell table:formula="of:=[.A3]*[.H3]+[.B3]*[.I3]+[.C3]*[.J3]+[.D3]*[.K3]+[.L3]" office:value-type="float" office:value="115.205617375537" calcext:value-type="float">
            <text:p>115,205617375537</text:p>
          </table:table-cell>
          <table:table-cell/>
          <table:table-cell office:value-type="float" office:value="18.6202182158794" calcext:value-type="float">
            <text:p>18,6202182158794</text:p>
          </table:table-cell>
          <table:table-cell office:value-type="float" office:value="-3.04613572624249" calcext:value-type="float">
            <text:p>-3,04613572624249</text:p>
          </table:table-cell>
          <table:table-cell office:value-type="float" office:value="4.4318794140123" calcext:value-type="float">
            <text:p>4,4318794140123</text:p>
          </table:table-cell>
          <table:table-cell office:value-type="float" office:value="-12.2698290284285" calcext:value-type="float">
            <text:p>-12,2698290284285</text:p>
          </table:table-cell>
          <table:table-cell office:value-type="float" office:value="2025.2769982776" calcext:value-type="float">
            <text:p>2025,2769982776</text:p>
          </table:table-cell>
        </table:table-row>
        <table:table-row table:style-name="ro1">
          <table:table-cell office:value-type="float" office:value="11.3915591666667" calcext:value-type="float">
            <text:p>11,39</text:p>
          </table:table-cell>
          <table:table-cell office:value-type="float" office:value="76.3622498333333" calcext:value-type="float">
            <text:p>76,36</text:p>
          </table:table-cell>
          <table:table-cell office:value-type="float" office:value="241" calcext:value-type="float">
            <text:p>241,00000</text:p>
          </table:table-cell>
          <table:table-cell office:value-type="float" office:value="241.338541666667" calcext:value-type="float">
            <text:p>241,33854</text:p>
          </table:table-cell>
          <table:table-cell office:value-type="float" office:value="118" calcext:value-type="float">
            <text:p>118</text:p>
          </table:table-cell>
          <table:table-cell table:formula="of:=[.A4]*[.H4]+[.B4]*[.I4]+[.C4]*[.J4]+[.D4]*[.K4]+[.L4]" office:value-type="float" office:value="111.680832983159" calcext:value-type="float">
            <text:p>111,680832983159</text:p>
          </table:table-cell>
          <table:table-cell/>
          <table:table-cell office:value-type="float" office:value="18.6202182158794" calcext:value-type="float">
            <text:p>18,6202182158794</text:p>
          </table:table-cell>
          <table:table-cell office:value-type="float" office:value="-3.04613572624249" calcext:value-type="float">
            <text:p>-3,04613572624249</text:p>
          </table:table-cell>
          <table:table-cell office:value-type="float" office:value="4.4318794140123" calcext:value-type="float">
            <text:p>4,4318794140123</text:p>
          </table:table-cell>
          <table:table-cell office:value-type="float" office:value="-12.2698290284285" calcext:value-type="float">
            <text:p>-12,2698290284285</text:p>
          </table:table-cell>
          <table:table-cell office:value-type="float" office:value="2025.2769982776" calcext:value-type="float">
            <text:p>2025,2769982776</text:p>
          </table:table-cell>
        </table:table-row>
        <table:table-row table:style-name="ro1">
          <table:table-cell office:value-type="float" office:value="11.5201796666667" calcext:value-type="float">
            <text:p>11,52</text:p>
          </table:table-cell>
          <table:table-cell office:value-type="float" office:value="74.3798486666667" calcext:value-type="float">
            <text:p>74,38</text:p>
          </table:table-cell>
          <table:table-cell office:value-type="float" office:value="241" calcext:value-type="float">
            <text:p>241,00000</text:p>
          </table:table-cell>
          <table:table-cell office:value-type="float" office:value="241.265625" calcext:value-type="float">
            <text:p>241,26563</text:p>
          </table:table-cell>
          <table:table-cell office:value-type="float" office:value="125" calcext:value-type="float">
            <text:p>125</text:p>
          </table:table-cell>
          <table:table-cell table:formula="of:=[.A5]*[.H5]+[.B5]*[.I5]+[.C5]*[.J5]+[.D5]*[.K5]+[.L5]" office:value-type="float" office:value="121.009112811049" calcext:value-type="float">
            <text:p>121,009112811049</text:p>
          </table:table-cell>
          <table:table-cell/>
          <table:table-cell office:value-type="float" office:value="18.6202182158794" calcext:value-type="float">
            <text:p>18,6202182158794</text:p>
          </table:table-cell>
          <table:table-cell office:value-type="float" office:value="-3.04613572624249" calcext:value-type="float">
            <text:p>-3,04613572624249</text:p>
          </table:table-cell>
          <table:table-cell office:value-type="float" office:value="4.4318794140123" calcext:value-type="float">
            <text:p>4,4318794140123</text:p>
          </table:table-cell>
          <table:table-cell office:value-type="float" office:value="-12.2698290284285" calcext:value-type="float">
            <text:p>-12,2698290284285</text:p>
          </table:table-cell>
          <table:table-cell office:value-type="float" office:value="2025.2769982776" calcext:value-type="float">
            <text:p>2025,2769982776</text:p>
          </table:table-cell>
        </table:table-row>
        <table:table-row table:style-name="ro1">
          <table:table-cell office:value-type="float" office:value="11.2553723333333" calcext:value-type="float">
            <text:p>11,26</text:p>
          </table:table-cell>
          <table:table-cell office:value-type="float" office:value="76.5359485" calcext:value-type="float">
            <text:p>76,54</text:p>
          </table:table-cell>
          <table:table-cell office:value-type="float" office:value="240.640625" calcext:value-type="float">
            <text:p>240,64063</text:p>
          </table:table-cell>
          <table:table-cell office:value-type="float" office:value="240.630208333333" calcext:value-type="float">
            <text:p>240,63021</text:p>
          </table:table-cell>
          <table:table-cell office:value-type="float" office:value="118" calcext:value-type="float">
            <text:p>118</text:p>
          </table:table-cell>
          <table:table-cell table:formula="of:=[.A6]*[.H6]+[.B6]*[.I6]+[.C6]*[.J6]+[.D6]*[.K6]+[.L6]" office:value-type="float" office:value="115.714316944962" calcext:value-type="float">
            <text:p>115,714316944962</text:p>
          </table:table-cell>
          <table:table-cell/>
          <table:table-cell office:value-type="float" office:value="18.6202182158794" calcext:value-type="float">
            <text:p>18,6202182158794</text:p>
          </table:table-cell>
          <table:table-cell office:value-type="float" office:value="-3.04613572624249" calcext:value-type="float">
            <text:p>-3,04613572624249</text:p>
          </table:table-cell>
          <table:table-cell office:value-type="float" office:value="4.4318794140123" calcext:value-type="float">
            <text:p>4,4318794140123</text:p>
          </table:table-cell>
          <table:table-cell office:value-type="float" office:value="-12.2698290284285" calcext:value-type="float">
            <text:p>-12,2698290284285</text:p>
          </table:table-cell>
          <table:table-cell office:value-type="float" office:value="2025.2769982776" calcext:value-type="float">
            <text:p>2025,2769982776</text:p>
          </table:table-cell>
        </table:table-row>
        <table:table-row table:style-name="ro1">
          <table:table-cell office:value-type="float" office:value="10.449378" calcext:value-type="float">
            <text:p>10,45</text:p>
          </table:table-cell>
          <table:table-cell office:value-type="float" office:value="77.988607" calcext:value-type="float">
            <text:p>77,99</text:p>
          </table:table-cell>
          <table:table-cell office:value-type="float" office:value="240.786458333333" calcext:value-type="float">
            <text:p>240,78646</text:p>
          </table:table-cell>
          <table:table-cell office:value-type="float" office:value="240.864583333333" calcext:value-type="float">
            <text:p>240,86458</text:p>
          </table:table-cell>
          <table:table-cell office:value-type="float" office:value="61" calcext:value-type="float">
            <text:p>61</text:p>
          </table:table-cell>
          <table:table-cell table:formula="of:=[.A7]*[.H7]+[.B7]*[.I7]+[.C7]*[.J7]+[.D7]*[.K7]+[.L7]" office:value-type="float" office:value="94.052106191991" calcext:value-type="float">
            <text:p>94,052106191991</text:p>
          </table:table-cell>
          <table:table-cell/>
          <table:table-cell office:value-type="float" office:value="18.6202182158794" calcext:value-type="float">
            <text:p>18,6202182158794</text:p>
          </table:table-cell>
          <table:table-cell office:value-type="float" office:value="-3.04613572624249" calcext:value-type="float">
            <text:p>-3,04613572624249</text:p>
          </table:table-cell>
          <table:table-cell office:value-type="float" office:value="4.4318794140123" calcext:value-type="float">
            <text:p>4,4318794140123</text:p>
          </table:table-cell>
          <table:table-cell office:value-type="float" office:value="-12.2698290284285" calcext:value-type="float">
            <text:p>-12,2698290284285</text:p>
          </table:table-cell>
          <table:table-cell office:value-type="float" office:value="2025.2769982776" calcext:value-type="float">
            <text:p>2025,2769982776</text:p>
          </table:table-cell>
        </table:table-row>
        <table:table-row table:style-name="ro1">
          <table:table-cell office:value-type="float" office:value="10.0279113333333" calcext:value-type="float">
            <text:p>10,03</text:p>
          </table:table-cell>
          <table:table-cell office:value-type="float" office:value="79.3746361666667" calcext:value-type="float">
            <text:p>79,37</text:p>
          </table:table-cell>
          <table:table-cell office:value-type="float" office:value="240.921875" calcext:value-type="float">
            <text:p>240,92188</text:p>
          </table:table-cell>
          <table:table-cell office:value-type="float" office:value="240.958333333333" calcext:value-type="float">
            <text:p>240,95833</text:p>
          </table:table-cell>
          <table:table-cell office:value-type="float" office:value="80" calcext:value-type="float">
            <text:p>80</text:p>
          </table:table-cell>
          <table:table-cell table:formula="of:=[.A8]*[.H8]+[.B8]*[.I8]+[.C8]*[.J8]+[.D8]*[.K8]+[.L8]" office:value-type="float" office:value="81.4321257916404" calcext:value-type="float">
            <text:p>81,4321257916404</text:p>
          </table:table-cell>
          <table:table-cell/>
          <table:table-cell office:value-type="float" office:value="18.6202182158794" calcext:value-type="float">
            <text:p>18,6202182158794</text:p>
          </table:table-cell>
          <table:table-cell office:value-type="float" office:value="-3.04613572624249" calcext:value-type="float">
            <text:p>-3,04613572624249</text:p>
          </table:table-cell>
          <table:table-cell office:value-type="float" office:value="4.4318794140123" calcext:value-type="float">
            <text:p>4,4318794140123</text:p>
          </table:table-cell>
          <table:table-cell office:value-type="float" office:value="-12.2698290284285" calcext:value-type="float">
            <text:p>-12,2698290284285</text:p>
          </table:table-cell>
          <table:table-cell office:value-type="float" office:value="2025.2769982776" calcext:value-type="float">
            <text:p>2025,2769982776</text:p>
          </table:table-cell>
        </table:table-row>
        <table:table-row table:style-name="ro1">
          <table:table-cell office:value-type="float" office:value="9.96960933333333" calcext:value-type="float">
            <text:p>9,97</text:p>
          </table:table-cell>
          <table:table-cell office:value-type="float" office:value="79.8377455" calcext:value-type="float">
            <text:p>79,84</text:p>
          </table:table-cell>
          <table:table-cell table:number-columns-repeated="2" office:value-type="float" office:value="240.916666666667" calcext:value-type="float">
            <text:p>240,91667</text:p>
          </table:table-cell>
          <table:table-cell office:value-type="float" office:value="87" calcext:value-type="float">
            <text:p>87</text:p>
          </table:table-cell>
          <table:table-cell table:formula="of:=[.A9]*[.H9]+[.B9]*[.I9]+[.C9]*[.J9]+[.D9]*[.K9]+[.L9]" office:value-type="float" office:value="79.4239961146923" calcext:value-type="float">
            <text:p>79,4239961146923</text:p>
          </table:table-cell>
          <table:table-cell/>
          <table:table-cell office:value-type="float" office:value="18.6202182158794" calcext:value-type="float">
            <text:p>18,6202182158794</text:p>
          </table:table-cell>
          <table:table-cell office:value-type="float" office:value="-3.04613572624249" calcext:value-type="float">
            <text:p>-3,04613572624249</text:p>
          </table:table-cell>
          <table:table-cell office:value-type="float" office:value="4.4318794140123" calcext:value-type="float">
            <text:p>4,4318794140123</text:p>
          </table:table-cell>
          <table:table-cell office:value-type="float" office:value="-12.2698290284285" calcext:value-type="float">
            <text:p>-12,2698290284285</text:p>
          </table:table-cell>
          <table:table-cell office:value-type="float" office:value="2025.2769982776" calcext:value-type="float">
            <text:p>2025,2769982776</text:p>
          </table:table-cell>
        </table:table-row>
        <table:table-row table:style-name="ro1">
          <table:table-cell office:value-type="float" office:value="9.54013083333333" calcext:value-type="float">
            <text:p>9,54</text:p>
          </table:table-cell>
          <table:table-cell office:value-type="float" office:value="80.8420436666667" calcext:value-type="float">
            <text:p>80,84</text:p>
          </table:table-cell>
          <table:table-cell office:value-type="float" office:value="240.828125" calcext:value-type="float">
            <text:p>240,82813</text:p>
          </table:table-cell>
          <table:table-cell office:value-type="float" office:value="240.807291666667" calcext:value-type="float">
            <text:p>240,80729</text:p>
          </table:table-cell>
          <table:table-cell office:value-type="float" office:value="76" calcext:value-type="float">
            <text:p>76</text:p>
          </table:table-cell>
          <table:table-cell table:formula="of:=[.A10]*[.H10]+[.B10]*[.I10]+[.C10]*[.J10]+[.D10]*[.K10]+[.L10]" office:value-type="float" office:value="69.3173907605815" calcext:value-type="float">
            <text:p>69,3173907605815</text:p>
          </table:table-cell>
          <table:table-cell/>
          <table:table-cell office:value-type="float" office:value="18.6202182158794" calcext:value-type="float">
            <text:p>18,6202182158794</text:p>
          </table:table-cell>
          <table:table-cell office:value-type="float" office:value="-3.04613572624249" calcext:value-type="float">
            <text:p>-3,04613572624249</text:p>
          </table:table-cell>
          <table:table-cell office:value-type="float" office:value="4.4318794140123" calcext:value-type="float">
            <text:p>4,4318794140123</text:p>
          </table:table-cell>
          <table:table-cell office:value-type="float" office:value="-12.2698290284285" calcext:value-type="float">
            <text:p>-12,2698290284285</text:p>
          </table:table-cell>
          <table:table-cell office:value-type="float" office:value="2025.2769982776" calcext:value-type="float">
            <text:p>2025,2769982776</text:p>
          </table:table-cell>
        </table:table-row>
        <table:table-row table:style-name="ro1">
          <table:table-cell office:value-type="float" office:value="9.196104" calcext:value-type="float">
            <text:p>9,20</text:p>
          </table:table-cell>
          <table:table-cell office:value-type="float" office:value="81.6795108333333" calcext:value-type="float">
            <text:p>81,68</text:p>
          </table:table-cell>
          <table:table-cell office:value-type="float" office:value="240.9375" calcext:value-type="float">
            <text:p>240,93750</text:p>
          </table:table-cell>
          <table:table-cell office:value-type="float" office:value="240.895833333333" calcext:value-type="float">
            <text:p>240,89583</text:p>
          </table:table-cell>
          <table:table-cell office:value-type="float" office:value="69" calcext:value-type="float">
            <text:p>69</text:p>
          </table:table-cell>
          <table:table-cell table:formula="of:=[.A11]*[.H11]+[.B11]*[.I11]+[.C11]*[.J11]+[.D11]*[.K11]+[.L11]" office:value-type="float" office:value="59.7588430948822" calcext:value-type="float">
            <text:p>59,7588430948822</text:p>
          </table:table-cell>
          <table:table-cell/>
          <table:table-cell office:value-type="float" office:value="18.6202182158794" calcext:value-type="float">
            <text:p>18,6202182158794</text:p>
          </table:table-cell>
          <table:table-cell office:value-type="float" office:value="-3.04613572624249" calcext:value-type="float">
            <text:p>-3,04613572624249</text:p>
          </table:table-cell>
          <table:table-cell office:value-type="float" office:value="4.4318794140123" calcext:value-type="float">
            <text:p>4,4318794140123</text:p>
          </table:table-cell>
          <table:table-cell office:value-type="float" office:value="-12.2698290284285" calcext:value-type="float">
            <text:p>-12,2698290284285</text:p>
          </table:table-cell>
          <table:table-cell office:value-type="float" office:value="2025.2769982776" calcext:value-type="float">
            <text:p>2025,2769982776</text:p>
          </table:table-cell>
        </table:table-row>
        <table:table-row table:style-name="ro1">
          <table:table-cell office:value-type="float" office:value="9.2009995" calcext:value-type="float">
            <text:p>9,20</text:p>
          </table:table-cell>
          <table:table-cell office:value-type="float" office:value="81.8059055" calcext:value-type="float">
            <text:p>81,81</text:p>
          </table:table-cell>
          <table:table-cell office:value-type="float" office:value="240.885416666667" calcext:value-type="float">
            <text:p>240,88542</text:p>
          </table:table-cell>
          <table:table-cell office:value-type="float" office:value="240.791666666667" calcext:value-type="float">
            <text:p>240,79167</text:p>
          </table:table-cell>
          <table:table-cell office:value-type="float" office:value="57" calcext:value-type="float">
            <text:p>57</text:p>
          </table:table-cell>
          <table:table-cell table:formula="of:=[.A12]*[.H12]+[.B12]*[.I12]+[.C12]*[.J12]+[.D12]*[.K12]+[.L12]" office:value-type="float" office:value="60.5122632010598" calcext:value-type="float">
            <text:p>60,5122632010598</text:p>
          </table:table-cell>
          <table:table-cell/>
          <table:table-cell office:value-type="float" office:value="18.6202182158794" calcext:value-type="float">
            <text:p>18,6202182158794</text:p>
          </table:table-cell>
          <table:table-cell office:value-type="float" office:value="-3.04613572624249" calcext:value-type="float">
            <text:p>-3,04613572624249</text:p>
          </table:table-cell>
          <table:table-cell office:value-type="float" office:value="4.4318794140123" calcext:value-type="float">
            <text:p>4,4318794140123</text:p>
          </table:table-cell>
          <table:table-cell office:value-type="float" office:value="-12.2698290284285" calcext:value-type="float">
            <text:p>-12,2698290284285</text:p>
          </table:table-cell>
          <table:table-cell office:value-type="float" office:value="2025.2769982776" calcext:value-type="float">
            <text:p>2025,2769982776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office:value-type="float" office:value="18.6202182158794" calcext:value-type="float">
            <text:p>18,6202182158794</text:p>
          </table:table-cell>
          <table:table-cell office:value-type="float" office:value="-3.04613572624249" calcext:value-type="float">
            <text:p>-3,04613572624249</text:p>
          </table:table-cell>
          <table:table-cell office:value-type="float" office:value="4.4318794140123" calcext:value-type="float">
            <text:p>4,4318794140123</text:p>
          </table:table-cell>
          <table:table-cell office:value-type="float" office:value="-12.2698290284285" calcext:value-type="float">
            <text:p>-12,2698290284285</text:p>
          </table:table-cell>
          <table:table-cell office:value-type="float" office:value="2025.2769982776" calcext:value-type="float">
            <text:p>2025,2769982776</text:p>
          </table:table-cell>
        </table:table-row>
        <table:table-row table:style-name="ro1">
          <table:table-cell table:style-name="ce25" office:value-type="string" calcext:value-type="string">
            <text:p>LINEST Results</text:p>
          </table:table-cell>
          <table:table-cell table:style-name="Default" table:number-columns-repeated="5"/>
          <table:table-cell table:number-columns-repeated="6"/>
        </table:table-row>
        <table:table-row table:style-name="ro1">
          <table:table-cell table:style-name="ce14" table:number-matrix-columns-spanned="5" table:number-matrix-rows-spanned="5" table:formula="of:=LINEST([.E2:.E12];[.A2:.D12];1;1)" office:value-type="float" office:value="-12.2698290284285" calcext:value-type="float">
            <text:p>-12,2698290284285</text:p>
          </table:table-cell>
          <table:table-cell table:style-name="ce14" office:value-type="float" office:value="4.4318794140123" calcext:value-type="float">
            <text:p>4,4318794140123</text:p>
          </table:table-cell>
          <table:table-cell table:style-name="ce14" office:value-type="float" office:value="-3.04613572624249" calcext:value-type="float">
            <text:p>-3,04613572624249</text:p>
          </table:table-cell>
          <table:table-cell table:style-name="ce14" office:value-type="float" office:value="18.6202182158794" calcext:value-type="float">
            <text:p>18,6202182158794</text:p>
          </table:table-cell>
          <table:table-cell table:style-name="ce14" office:value-type="float" office:value="2025.2769982776" calcext:value-type="float">
            <text:p>2025,2769982776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14" office:value-type="float" office:value="62.5164318089778" calcext:value-type="float">
            <text:p>62,5164318089778</text:p>
          </table:table-cell>
          <table:table-cell table:style-name="ce14" office:value-type="float" office:value="82.7184908031956" calcext:value-type="float">
            <text:p>82,7184908031956</text:p>
          </table:table-cell>
          <table:table-cell table:style-name="ce14" office:value-type="float" office:value="8.65725434910829" calcext:value-type="float">
            <text:p>8,65725434910829</text:p>
          </table:table-cell>
          <table:table-cell table:style-name="ce14" office:value-type="float" office:value="29.1208819134828" calcext:value-type="float">
            <text:p>29,1208819134828</text:p>
          </table:table-cell>
          <table:table-cell table:style-name="ce14" office:value-type="float" office:value="8519.08648531246" calcext:value-type="float">
            <text:p>8519,08648531246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15" office:value-type="float" office:value="0.810544673266143" calcext:value-type="float">
            <text:p>0,810544673266143</text:p>
          </table:table-cell>
          <table:table-cell table:style-name="ce14" office:value-type="float" office:value="15.9417680367392" calcext:value-type="float">
            <text:p>15,9417680367392</text:p>
          </table:table-cell>
          <table:table-cell table:style-name="ce14" office:value-type="string" office:string-value="" calcext:value-type="error">
            <text:p>#N/A</text:p>
          </table:table-cell>
          <table:table-cell table:style-name="ce14" office:value-type="string" office:string-value="" calcext:value-type="error">
            <text:p>#N/A</text:p>
          </table:table-cell>
          <table:table-cell table:style-name="ce14" office:value-type="string" office:string-value="" calcext:value-type="error">
            <text:p>#N/A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Default" office:value-type="float" office:value="6.41743376055704" calcext:value-type="float">
            <text:p>6,4174337605570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string" office:string-value="" calcext:value-type="error">
            <text:p>#N/A</text:p>
          </table:table-cell>
          <table:table-cell table:style-name="Default" office:value-type="string" office:string-value="" calcext:value-type="error">
            <text:p>#N/A</text:p>
          </table:table-cell>
          <table:table-cell table:style-name="Default" office:value-type="string" office:string-value="" calcext:value-type="error">
            <text:p>#N/A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Default" office:value-type="float" office:value="6523.70564572224" calcext:value-type="float">
            <text:p>6523,70564572224</text:p>
          </table:table-cell>
          <table:table-cell table:style-name="Default" office:value-type="float" office:value="1524.8398088232" calcext:value-type="float">
            <text:p>1524,8398088232</text:p>
          </table:table-cell>
          <table:table-cell table:style-name="Default" office:value-type="string" office:string-value="" calcext:value-type="error">
            <text:p>#N/A</text:p>
          </table:table-cell>
          <table:table-cell table:style-name="Default" office:value-type="string" office:string-value="" calcext:value-type="error">
            <text:p>#N/A</text:p>
          </table:table-cell>
          <table:table-cell table:style-name="Default" office:value-type="string" office:string-value="" calcext:value-type="error">
            <text:p>#N/A</text:p>
          </table:table-cell>
          <table:table-cell table:style-name="Default"/>
          <table:table-cell table:number-columns-repeated="6"/>
        </table:table-row>
      </table:table>
      <table:table table:name="Sensor-1" table:style-name="ta1">
        <table:shapes>
          <draw:frame draw:z-index="0" draw:style-name="gr1" draw:text-style-name="P1" svg:width="159.99mm" svg:height="89.99mm" svg:x="72.11mm" svg:y="1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7" table:number-columns-repeated="2" table:default-cell-style-name="ce13"/>
        <table:table-column table:style-name="co5" table:number-columns-repeated="2" table:default-cell-style-name="ce17"/>
        <table:table-column table:style-name="co10" table:default-cell-style-name="ce19"/>
        <table:table-column table:style-name="co11" table:default-cell-style-name="ce21"/>
        <table:table-column table:style-name="co3" table:default-cell-style-name="Default"/>
        <table:table-column table:style-name="co12" table:number-columns-repeated="5" table:default-cell-style-name="Default"/>
        <table:table-row table:style-name="ro1">
          <table:table-cell table:style-name="ce25" office:value-type="string" calcext:value-type="string">
            <text:p>t</text:p>
          </table:table-cell>
          <table:table-cell table:style-name="ce25" office:value-type="string" calcext:value-type="string">
            <text:p>h</text:p>
          </table:table-cell>
          <table:table-cell table:style-name="ce25" office:value-type="string" calcext:value-type="string">
            <text:p>ae</text:p>
          </table:table-cell>
          <table:table-cell table:style-name="ce25" office:value-type="string" calcext:value-type="string">
            <text:p>we</text:p>
          </table:table-cell>
          <table:table-cell table:style-name="ce18" office:value-type="string" calcext:value-type="string">
            <text:p>no2</text:p>
          </table:table-cell>
          <table:table-cell table:style-name="ce20" office:value-type="string" calcext:value-type="string">
            <text:p>calulated</text:p>
          </table:table-cell>
          <table:table-cell/>
          <table:table-cell table:style-name="ce25" office:value-type="string" calcext:value-type="string">
            <text:p>bT</text:p>
          </table:table-cell>
          <table:table-cell table:style-name="ce25" office:value-type="string" calcext:value-type="string">
            <text:p>bH</text:p>
          </table:table-cell>
          <table:table-cell table:style-name="ce25" office:value-type="string" calcext:value-type="string">
            <text:p>bAE0</text:p>
          </table:table-cell>
          <table:table-cell table:style-name="ce25" office:value-type="string" calcext:value-type="string">
            <text:p>bWE0</text:p>
          </table:table-cell>
          <table:table-cell table:style-name="ce25" office:value-type="string" calcext:value-type="string">
            <text:p>b</text:p>
          </table:table-cell>
        </table:table-row>
        <table:table-row table:style-name="ro1">
          <table:table-cell office:value-type="float" office:value="11.8183666666667" calcext:value-type="float">
            <text:p>11,82</text:p>
          </table:table-cell>
          <table:table-cell office:value-type="float" office:value="74.7053743333333" calcext:value-type="float">
            <text:p>74,71</text:p>
          </table:table-cell>
          <table:table-cell office:value-type="float" office:value="237.838541666667" calcext:value-type="float">
            <text:p>237,83854</text:p>
          </table:table-cell>
          <table:table-cell office:value-type="float" office:value="254.635416666667" calcext:value-type="float">
            <text:p>254,63542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table:formula="of:=[.D15]" office:value-type="float" office:value="14.6869599797101" calcext:value-type="float">
            <text:p>14,6869599797101</text:p>
          </table:table-cell>
          <table:table-cell table:formula="of:=[.C15]" office:value-type="float" office:value="-4.13858387269997" calcext:value-type="float">
            <text:p>-4,13858387269997</text:p>
          </table:table-cell>
          <table:table-cell table:formula="of:=[.B15]" office:value-type="float" office:value="-7.41498284354303" calcext:value-type="float">
            <text:p>-7,41498284354303</text:p>
          </table:table-cell>
          <table:table-cell table:formula="of:=[.A15]" office:value-type="float" office:value="0.000404763410992343" calcext:value-type="float">
            <text:p>0,000404763410992</text:p>
          </table:table-cell>
          <table:table-cell table:formula="of:=[.E15]" office:value-type="float" office:value="2029.67683979979" calcext:value-type="float">
            <text:p>2029,67683979979</text:p>
          </table:table-cell>
        </table:table-row>
        <table:table-row table:style-name="ro1">
          <table:table-cell office:value-type="float" office:value="11.6194273333333" calcext:value-type="float">
            <text:p>11,62</text:p>
          </table:table-cell>
          <table:table-cell office:value-type="float" office:value="76.8444341666667" calcext:value-type="float">
            <text:p>76,84</text:p>
          </table:table-cell>
          <table:table-cell office:value-type="float" office:value="238.276041666667" calcext:value-type="float">
            <text:p>238,27604</text:p>
          </table:table-cell>
          <table:table-cell office:value-type="float" office:value="257.625" calcext:value-type="float">
            <text:p>257,62500</text:p>
          </table:table-cell>
          <table:table-cell office:value-type="float" office:value="107" calcext:value-type="float">
            <text:p>107</text:p>
          </table:table-cell>
          <table:table-cell table:number-columns-repeated="7"/>
        </table:table-row>
        <table:table-row table:style-name="ro1">
          <table:table-cell office:value-type="float" office:value="11.3915591666667" calcext:value-type="float">
            <text:p>11,39</text:p>
          </table:table-cell>
          <table:table-cell office:value-type="float" office:value="76.3622498333333" calcext:value-type="float">
            <text:p>76,36</text:p>
          </table:table-cell>
          <table:table-cell office:value-type="float" office:value="238.494791666667" calcext:value-type="float">
            <text:p>238,49479</text:p>
          </table:table-cell>
          <table:table-cell office:value-type="float" office:value="255.65625" calcext:value-type="float">
            <text:p>255,65625</text:p>
          </table:table-cell>
          <table:table-cell office:value-type="float" office:value="118" calcext:value-type="float">
            <text:p>118</text:p>
          </table:table-cell>
          <table:table-cell table:number-columns-repeated="7"/>
        </table:table-row>
        <table:table-row table:style-name="ro1">
          <table:table-cell office:value-type="float" office:value="11.5201796666667" calcext:value-type="float">
            <text:p>11,52</text:p>
          </table:table-cell>
          <table:table-cell office:value-type="float" office:value="74.3798486666667" calcext:value-type="float">
            <text:p>74,38</text:p>
          </table:table-cell>
          <table:table-cell office:value-type="float" office:value="238.708333333333" calcext:value-type="float">
            <text:p>238,70833</text:p>
          </table:table-cell>
          <table:table-cell office:value-type="float" office:value="253.041666666667" calcext:value-type="float">
            <text:p>253,04167</text:p>
          </table:table-cell>
          <table:table-cell office:value-type="float" office:value="125" calcext:value-type="float">
            <text:p>125</text:p>
          </table:table-cell>
          <table:table-cell table:number-columns-repeated="7"/>
        </table:table-row>
        <table:table-row table:style-name="ro1">
          <table:table-cell office:value-type="float" office:value="11.2553723333333" calcext:value-type="float">
            <text:p>11,26</text:p>
          </table:table-cell>
          <table:table-cell office:value-type="float" office:value="76.5359485" calcext:value-type="float">
            <text:p>76,54</text:p>
          </table:table-cell>
          <table:table-cell office:value-type="float" office:value="238.041666666667" calcext:value-type="float">
            <text:p>238,04167</text:p>
          </table:table-cell>
          <table:table-cell office:value-type="float" office:value="247.442708333333" calcext:value-type="float">
            <text:p>247,44271</text:p>
          </table:table-cell>
          <table:table-cell office:value-type="float" office:value="118" calcext:value-type="float">
            <text:p>118</text:p>
          </table:table-cell>
          <table:table-cell table:number-columns-repeated="7"/>
        </table:table-row>
        <table:table-row table:style-name="ro1">
          <table:table-cell office:value-type="float" office:value="10.449378" calcext:value-type="float">
            <text:p>10,45</text:p>
          </table:table-cell>
          <table:table-cell office:value-type="float" office:value="77.988607" calcext:value-type="float">
            <text:p>77,99</text:p>
          </table:table-cell>
          <table:table-cell office:value-type="float" office:value="238.177083333333" calcext:value-type="float">
            <text:p>238,17708</text:p>
          </table:table-cell>
          <table:table-cell office:value-type="float" office:value="249.447916666667" calcext:value-type="float">
            <text:p>249,44792</text:p>
          </table:table-cell>
          <table:table-cell office:value-type="float" office:value="61" calcext:value-type="float">
            <text:p>61</text:p>
          </table:table-cell>
          <table:table-cell table:number-columns-repeated="7"/>
        </table:table-row>
        <table:table-row table:style-name="ro1">
          <table:table-cell office:value-type="float" office:value="10.0279113333333" calcext:value-type="float">
            <text:p>10,03</text:p>
          </table:table-cell>
          <table:table-cell office:value-type="float" office:value="79.3746361666667" calcext:value-type="float">
            <text:p>79,37</text:p>
          </table:table-cell>
          <table:table-cell office:value-type="float" office:value="238.364583333333" calcext:value-type="float">
            <text:p>238,36458</text:p>
          </table:table-cell>
          <table:table-cell office:value-type="float" office:value="249.489583333333" calcext:value-type="float">
            <text:p>249,48958</text:p>
          </table:table-cell>
          <table:table-cell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float" office:value="9.96960933333333" calcext:value-type="float">
            <text:p>9,97</text:p>
          </table:table-cell>
          <table:table-cell office:value-type="float" office:value="79.8377455" calcext:value-type="float">
            <text:p>79,84</text:p>
          </table:table-cell>
          <table:table-cell office:value-type="float" office:value="238.25" calcext:value-type="float">
            <text:p>238,25000</text:p>
          </table:table-cell>
          <table:table-cell office:value-type="float" office:value="248.567708333333" calcext:value-type="float">
            <text:p>248,56771</text:p>
          </table:table-cell>
          <table:table-cell office:value-type="float" office:value="87" calcext:value-type="float">
            <text:p>87</text:p>
          </table:table-cell>
          <table:table-cell table:number-columns-repeated="7"/>
        </table:table-row>
        <table:table-row table:style-name="ro1">
          <table:table-cell office:value-type="float" office:value="9.54013083333333" calcext:value-type="float">
            <text:p>9,54</text:p>
          </table:table-cell>
          <table:table-cell office:value-type="float" office:value="80.8420436666667" calcext:value-type="float">
            <text:p>80,84</text:p>
          </table:table-cell>
          <table:table-cell office:value-type="float" office:value="238.197916666667" calcext:value-type="float">
            <text:p>238,19792</text:p>
          </table:table-cell>
          <table:table-cell office:value-type="float" office:value="246.640625" calcext:value-type="float">
            <text:p>246,64063</text:p>
          </table:table-cell>
          <table:table-cell office:value-type="float" office:value="76" calcext:value-type="float">
            <text:p>76</text:p>
          </table:table-cell>
          <table:table-cell table:number-columns-repeated="7"/>
        </table:table-row>
        <table:table-row table:style-name="ro1">
          <table:table-cell office:value-type="float" office:value="9.196104" calcext:value-type="float">
            <text:p>9,20</text:p>
          </table:table-cell>
          <table:table-cell office:value-type="float" office:value="81.6795108333333" calcext:value-type="float">
            <text:p>81,68</text:p>
          </table:table-cell>
          <table:table-cell office:value-type="float" office:value="238.208333333333" calcext:value-type="float">
            <text:p>238,20833</text:p>
          </table:table-cell>
          <table:table-cell office:value-type="float" office:value="248.463541666667" calcext:value-type="float">
            <text:p>248,46354</text:p>
          </table:table-cell>
          <table:table-cell office:value-type="float" office:value="69" calcext:value-type="float">
            <text:p>69</text:p>
          </table:table-cell>
          <table:table-cell table:number-columns-repeated="7"/>
        </table:table-row>
        <table:table-row table:style-name="ro1">
          <table:table-cell office:value-type="float" office:value="9.2009995" calcext:value-type="float">
            <text:p>9,20</text:p>
          </table:table-cell>
          <table:table-cell office:value-type="float" office:value="81.8059055" calcext:value-type="float">
            <text:p>81,81</text:p>
          </table:table-cell>
          <table:table-cell office:value-type="float" office:value="238.140625" calcext:value-type="float">
            <text:p>238,14063</text:p>
          </table:table-cell>
          <table:table-cell office:value-type="float" office:value="244.21875" calcext:value-type="float">
            <text:p>244,21875</text:p>
          </table:table-cell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25" office:value-type="string" calcext:value-type="string">
            <text:p>LINEST Results</text:p>
          </table:table-cell>
          <table:table-cell table:style-name="Default" table:number-columns-repeated="5"/>
          <table:table-cell table:number-columns-repeated="6"/>
        </table:table-row>
        <table:table-row table:style-name="ro1">
          <table:table-cell table:style-name="ce43" table:number-matrix-columns-spanned="5" table:number-matrix-rows-spanned="5" table:formula="of:=LINEST([.E2:.E12];[.A2:.D12];1;1)" office:value-type="float" office:value="0.000404763410992343" calcext:value-type="float">
            <text:p>0,000404763410992</text:p>
          </table:table-cell>
          <table:table-cell table:style-name="Default" office:value-type="float" office:value="-7.41498284354303" calcext:value-type="float">
            <text:p>-7,41498284354303</text:p>
          </table:table-cell>
          <table:table-cell table:style-name="Default" office:value-type="float" office:value="-4.13858387269997" calcext:value-type="float">
            <text:p>-4,13858387269997</text:p>
          </table:table-cell>
          <table:table-cell table:style-name="Default" office:value-type="float" office:value="14.6869599797101" calcext:value-type="float">
            <text:p>14,6869599797101</text:p>
          </table:table-cell>
          <table:table-cell table:style-name="Default" office:value-type="float" office:value="2029.67683979979" calcext:value-type="float">
            <text:p>2029,67683979979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Default" office:value-type="float" office:value="2.5780346733862" calcext:value-type="float">
            <text:p>2,5780346733862</text:p>
          </table:table-cell>
          <table:table-cell table:style-name="Default" office:value-type="float" office:value="26.7458988632637" calcext:value-type="float">
            <text:p>26,7458988632637</text:p>
          </table:table-cell>
          <table:table-cell table:style-name="Default" office:value-type="float" office:value="9.56710560611967" calcext:value-type="float">
            <text:p>9,56710560611967</text:p>
          </table:table-cell>
          <table:table-cell table:style-name="Default" office:value-type="float" office:value="30.0473435542538" calcext:value-type="float">
            <text:p>30,0473435542538</text:p>
          </table:table-cell>
          <table:table-cell table:style-name="Default" office:value-type="float" office:value="6624.54059841948" calcext:value-type="float">
            <text:p>6624,54059841948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25" office:value-type="float" office:value="0.808708049752256" calcext:value-type="float">
            <text:p>0,808708049752256</text:p>
          </table:table-cell>
          <table:table-cell table:style-name="Default" office:value-type="float" office:value="16.0188532499345" calcext:value-type="float">
            <text:p>16,0188532499345</text:p>
          </table:table-cell>
          <table:table-cell table:style-name="Default" office:value-type="string" office:string-value="" calcext:value-type="error">
            <text:p>#N/A</text:p>
          </table:table-cell>
          <table:table-cell table:style-name="Default" office:value-type="string" office:string-value="" calcext:value-type="error">
            <text:p>#N/A</text:p>
          </table:table-cell>
          <table:table-cell table:style-name="Default" office:value-type="string" office:string-value="" calcext:value-type="error">
            <text:p>#N/A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Default" office:value-type="float" office:value="6.34141725805678" calcext:value-type="float">
            <text:p>6,3414172580567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string" office:string-value="" calcext:value-type="error">
            <text:p>#N/A</text:p>
          </table:table-cell>
          <table:table-cell table:style-name="Default" office:value-type="string" office:string-value="" calcext:value-type="error">
            <text:p>#N/A</text:p>
          </table:table-cell>
          <table:table-cell table:style-name="Default" office:value-type="string" office:string-value="" calcext:value-type="error">
            <text:p>#N/A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Default" office:value-type="float" office:value="6508.92349788783" calcext:value-type="float">
            <text:p>6508,92349788783</text:p>
          </table:table-cell>
          <table:table-cell table:style-name="Default" office:value-type="float" office:value="1539.62195665762" calcext:value-type="float">
            <text:p>1539,62195665762</text:p>
          </table:table-cell>
          <table:table-cell table:style-name="Default" office:value-type="string" office:string-value="" calcext:value-type="error">
            <text:p>#N/A</text:p>
          </table:table-cell>
          <table:table-cell table:style-name="Default" office:value-type="string" office:string-value="" calcext:value-type="error">
            <text:p>#N/A</text:p>
          </table:table-cell>
          <table:table-cell table:style-name="Default" office:value-type="string" office:string-value="" calcext:value-type="error">
            <text:p>#N/A</text:p>
          </table:table-cell>
          <table:table-cell table:style-name="Default"/>
          <table:table-cell table:number-columns-repeated="6"/>
        </table:table-row>
      </table:table>
      <table:named-expressions/>
      <table:database-ranges>
        <table:database-range table:name="__Anonymous_Sheet_DB__0" table:target-range-address="Data.A1:Data.J106" table:display-filter-buttons="true" table:orientation="column">
          <table:filter>
            <table:filter-and>
              <table:filter-condition table:field-number="9" table:data-type="number" table:value="67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number:number-style style:name="N108">
      <number:number number:decimal-places="5" loext:min-decimal-places="5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7">00.00.0000</text:date>, <text:time style:data-style-name="N2" text:time-value="18:55:44.2849749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07T19:29:29.286582996</dc:date>
    <dc:creator>Harald Reinmüller</dc:creator>
    <meta:editing-duration>PT1H7M3S</meta:editing-duration>
    <meta:editing-cycles>9</meta:editing-cycles>
    <meta:generator>LibreOffice/5.4.4.2$MacOSX_X86_64 LibreOffice_project/2524958677847fb3bb44820e40380acbe820f960</meta:generator>
    <meta:document-statistic meta:table-count="3" meta:cell-count="12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-0.21cm" svg:y="0cm" style:legend-expansion="high" chart:style-name="ch2"/>
        <chart:plot-area chart:style-name="ch3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MacOSX_X86_64 LibreOffice_project/2524958677847fb3bb44820e40380acbe820f96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